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6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_n100_B100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0.321905047549203" calcext:value-type="float">
            <text:p>0.321905047549203</text:p>
          </table:table-cell>
          <table:table-cell office:value-type="float" office:value="1.30834552352908" calcext:value-type="float">
            <text:p>1.30834552352908</text:p>
          </table:table-cell>
          <table:table-cell office:value-type="float" office:value="0.528738690018213" calcext:value-type="float">
            <text:p>0.528738690018213</text:p>
          </table:table-cell>
          <table:table-cell office:value-type="float" office:value="0.219451128605719" calcext:value-type="float">
            <text:p>0.219451128605719</text:p>
          </table:table-cell>
          <table:table-cell office:value-type="float" office:value="0.141263823561102" calcext:value-type="float">
            <text:p>0.141263823561102</text:p>
          </table:table-cell>
          <table:table-cell office:value-type="float" office:value="0.10026649069699" calcext:value-type="float">
            <text:p>0.100266490696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8432529672263" calcext:value-type="float">
            <text:p>0.428432529672263</text:p>
          </table:table-cell>
          <table:table-cell office:value-type="float" office:value="1.24344899253078" calcext:value-type="float">
            <text:p>1.24344899253078</text:p>
          </table:table-cell>
          <table:table-cell office:value-type="float" office:value="0.512438793634269" calcext:value-type="float">
            <text:p>0.512438793634269</text:p>
          </table:table-cell>
          <table:table-cell office:value-type="float" office:value="0.206576708985784" calcext:value-type="float">
            <text:p>0.206576708985784</text:p>
          </table:table-cell>
          <table:table-cell office:value-type="float" office:value="0.143989737414766" calcext:value-type="float">
            <text:p>0.143989737414766</text:p>
          </table:table-cell>
          <table:table-cell office:value-type="float" office:value="0.126820901195243" calcext:value-type="float">
            <text:p>0.1268209011952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4471435055099" calcext:value-type="float">
            <text:p>0.314471435055099</text:p>
          </table:table-cell>
          <table:table-cell office:value-type="float" office:value="1.44489806292177" calcext:value-type="float">
            <text:p>1.44489806292177</text:p>
          </table:table-cell>
          <table:table-cell office:value-type="float" office:value="0.489202596314201" calcext:value-type="float">
            <text:p>0.489202596314201</text:p>
          </table:table-cell>
          <table:table-cell office:value-type="float" office:value="0.214448191804981" calcext:value-type="float">
            <text:p>0.214448191804981</text:p>
          </table:table-cell>
          <table:table-cell office:value-type="float" office:value="0.149763638226155" calcext:value-type="float">
            <text:p>0.149763638226155</text:p>
          </table:table-cell>
          <table:table-cell office:value-type="float" office:value="0.0644361176831495" calcext:value-type="float">
            <text:p>0.064436117683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6107717714543" calcext:value-type="float">
            <text:p>0.456107717714543</text:p>
          </table:table-cell>
          <table:table-cell office:value-type="float" office:value="1.34476166860961" calcext:value-type="float">
            <text:p>1.34476166860961</text:p>
          </table:table-cell>
          <table:table-cell office:value-type="float" office:value="0.406775072381778" calcext:value-type="float">
            <text:p>0.406775072381778</text:p>
          </table:table-cell>
          <table:table-cell office:value-type="float" office:value="0.173213249510534" calcext:value-type="float">
            <text:p>0.173213249510534</text:p>
          </table:table-cell>
          <table:table-cell office:value-type="float" office:value="0.131568680314258" calcext:value-type="float">
            <text:p>0.131568680314258</text:p>
          </table:table-cell>
          <table:table-cell office:value-type="float" office:value="0.0464896869612734" calcext:value-type="float">
            <text:p>0.046489686961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1294938029103" calcext:value-type="float">
            <text:p>0.171294938029103</text:p>
          </table:table-cell>
          <table:table-cell office:value-type="float" office:value="1.40472574555312" calcext:value-type="float">
            <text:p>1.40472574555312</text:p>
          </table:table-cell>
          <table:table-cell office:value-type="float" office:value="0.577822133183555" calcext:value-type="float">
            <text:p>0.577822133183555</text:p>
          </table:table-cell>
          <table:table-cell office:value-type="float" office:value="0.197173911948994" calcext:value-type="float">
            <text:p>0.197173911948994</text:p>
          </table:table-cell>
          <table:table-cell office:value-type="float" office:value="0.133730422521189" calcext:value-type="float">
            <text:p>0.133730422521189</text:p>
          </table:table-cell>
          <table:table-cell office:value-type="float" office:value="0.0762354028114523" calcext:value-type="float">
            <text:p>0.0762354028114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0468944614928" calcext:value-type="float">
            <text:p>0.300468944614928</text:p>
          </table:table-cell>
          <table:table-cell office:value-type="float" office:value="1.32237487853146" calcext:value-type="float">
            <text:p>1.32237487853146</text:p>
          </table:table-cell>
          <table:table-cell office:value-type="float" office:value="0.504490693361956" calcext:value-type="float">
            <text:p>0.504490693361956</text:p>
          </table:table-cell>
          <table:table-cell office:value-type="float" office:value="0.157745728782064" calcext:value-type="float">
            <text:p>0.157745728782064</text:p>
          </table:table-cell>
          <table:table-cell office:value-type="float" office:value="0.11852085568319" calcext:value-type="float">
            <text:p>0.11852085568319</text:p>
          </table:table-cell>
          <table:table-cell office:value-type="float" office:value="0.0898625594853849" calcext:value-type="float">
            <text:p>0.0898625594853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0821912261762" calcext:value-type="float">
            <text:p>0.780821912261762</text:p>
          </table:table-cell>
          <table:table-cell office:value-type="float" office:value="1.00710876607601" calcext:value-type="float">
            <text:p>1.00710876607601</text:p>
          </table:table-cell>
          <table:table-cell office:value-type="float" office:value="0.630111232319061" calcext:value-type="float">
            <text:p>0.630111232319061</text:p>
          </table:table-cell>
          <table:table-cell office:value-type="float" office:value="0.178033673481554" calcext:value-type="float">
            <text:p>0.178033673481554</text:p>
          </table:table-cell>
          <table:table-cell office:value-type="float" office:value="0.124807673822161" calcext:value-type="float">
            <text:p>0.124807673822161</text:p>
          </table:table-cell>
          <table:table-cell office:value-type="float" office:value="0.07813513241715" calcext:value-type="float">
            <text:p>0.07813513241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6908338854827" calcext:value-type="float">
            <text:p>0.916908338854827</text:p>
          </table:table-cell>
          <table:table-cell office:value-type="float" office:value="0.883470096192979" calcext:value-type="float">
            <text:p>0.883470096192979</text:p>
          </table:table-cell>
          <table:table-cell office:value-type="float" office:value="0.670127122185999" calcext:value-type="float">
            <text:p>0.670127122185999</text:p>
          </table:table-cell>
          <table:table-cell office:value-type="float" office:value="0.197328239165651" calcext:value-type="float">
            <text:p>0.197328239165651</text:p>
          </table:table-cell>
          <table:table-cell office:value-type="float" office:value="0.150957279416943" calcext:value-type="float">
            <text:p>0.150957279416943</text:p>
          </table:table-cell>
          <table:table-cell office:value-type="float" office:value="0.0929742273151673" calcext:value-type="float">
            <text:p>0.092974227315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8274003677073" calcext:value-type="float">
            <text:p>0.538274003677073</text:p>
          </table:table-cell>
          <table:table-cell office:value-type="float" office:value="1.23740733921593" calcext:value-type="float">
            <text:p>1.23740733921593</text:p>
          </table:table-cell>
          <table:table-cell office:value-type="float" office:value="0.629338094063757" calcext:value-type="float">
            <text:p>0.629338094063757</text:p>
          </table:table-cell>
          <table:table-cell office:value-type="float" office:value="0.192542373233304" calcext:value-type="float">
            <text:p>0.192542373233304</text:p>
          </table:table-cell>
          <table:table-cell office:value-type="float" office:value="0.134296550952244" calcext:value-type="float">
            <text:p>0.134296550952244</text:p>
          </table:table-cell>
          <table:table-cell office:value-type="float" office:value="0.0911104804231748" calcext:value-type="float">
            <text:p>0.0911104804231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879902495883" calcext:value-type="float">
            <text:p>0.31879902495883</text:p>
          </table:table-cell>
          <table:table-cell office:value-type="float" office:value="1.43312026201054" calcext:value-type="float">
            <text:p>1.43312026201054</text:p>
          </table:table-cell>
          <table:table-cell office:value-type="float" office:value="0.673566964094901" calcext:value-type="float">
            <text:p>0.673566964094901</text:p>
          </table:table-cell>
          <table:table-cell office:value-type="float" office:value="0.284985962876386" calcext:value-type="float">
            <text:p>0.284985962876386</text:p>
          </table:table-cell>
          <table:table-cell office:value-type="float" office:value="0.206039653379421" calcext:value-type="float">
            <text:p>0.206039653379421</text:p>
          </table:table-cell>
          <table:table-cell office:value-type="float" office:value="0.106718351187034" calcext:value-type="float">
            <text:p>0.1067183511870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7214845429707" calcext:value-type="float">
            <text:p>0.387214845429707</text:p>
          </table:table-cell>
          <table:table-cell office:value-type="float" office:value="1.33740733358431" calcext:value-type="float">
            <text:p>1.33740733358431</text:p>
          </table:table-cell>
          <table:table-cell office:value-type="float" office:value="0.471419801474833" calcext:value-type="float">
            <text:p>0.471419801474833</text:p>
          </table:table-cell>
          <table:table-cell office:value-type="float" office:value="0.194541698818097" calcext:value-type="float">
            <text:p>0.194541698818097</text:p>
          </table:table-cell>
          <table:table-cell office:value-type="float" office:value="0.120715678517002" calcext:value-type="float">
            <text:p>0.120715678517002</text:p>
          </table:table-cell>
          <table:table-cell office:value-type="float" office:value="0.0750041656444319" calcext:value-type="float">
            <text:p>0.0750041656444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7255600657951" calcext:value-type="float">
            <text:p>0.417255600657951</text:p>
          </table:table-cell>
          <table:table-cell office:value-type="float" office:value="1.32347359833361" calcext:value-type="float">
            <text:p>1.32347359833361</text:p>
          </table:table-cell>
          <table:table-cell office:value-type="float" office:value="0.40445879282677" calcext:value-type="float">
            <text:p>0.40445879282677</text:p>
          </table:table-cell>
          <table:table-cell office:value-type="float" office:value="0.165354269679651" calcext:value-type="float">
            <text:p>0.165354269679651</text:p>
          </table:table-cell>
          <table:table-cell office:value-type="float" office:value="0.125231349069691" calcext:value-type="float">
            <text:p>0.125231349069691</text:p>
          </table:table-cell>
          <table:table-cell office:value-type="float" office:value="0.0516587703064773" calcext:value-type="float">
            <text:p>0.0516587703064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3392189618703" calcext:value-type="float">
            <text:p>0.633392189618703</text:p>
          </table:table-cell>
          <table:table-cell office:value-type="float" office:value="1.20808248597239" calcext:value-type="float">
            <text:p>1.20808248597239</text:p>
          </table:table-cell>
          <table:table-cell office:value-type="float" office:value="0.481153329122023" calcext:value-type="float">
            <text:p>0.481153329122023</text:p>
          </table:table-cell>
          <table:table-cell office:value-type="float" office:value="0.163348178561059" calcext:value-type="float">
            <text:p>0.163348178561059</text:p>
          </table:table-cell>
          <table:table-cell office:value-type="float" office:value="0.120093618455768" calcext:value-type="float">
            <text:p>0.120093618455768</text:p>
          </table:table-cell>
          <table:table-cell office:value-type="float" office:value="0.0669186984419615" calcext:value-type="float">
            <text:p>0.0669186984419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8661488707564" calcext:value-type="float">
            <text:p>0.538661488707564</text:p>
          </table:table-cell>
          <table:table-cell office:value-type="float" office:value="1.29475585869139" calcext:value-type="float">
            <text:p>1.29475585869139</text:p>
          </table:table-cell>
          <table:table-cell office:value-type="float" office:value="0.576625578200585" calcext:value-type="float">
            <text:p>0.576625578200585</text:p>
          </table:table-cell>
          <table:table-cell office:value-type="float" office:value="0.2176968974774" calcext:value-type="float">
            <text:p>0.2176968974774</text:p>
          </table:table-cell>
          <table:table-cell office:value-type="float" office:value="0.144804146906185" calcext:value-type="float">
            <text:p>0.144804146906185</text:p>
          </table:table-cell>
          <table:table-cell office:value-type="float" office:value="0.124901935951647" calcext:value-type="float">
            <text:p>0.1249019359516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6859260025413" calcext:value-type="float">
            <text:p>0.566859260025413</text:p>
          </table:table-cell>
          <table:table-cell office:value-type="float" office:value="1.18382126387491" calcext:value-type="float">
            <text:p>1.18382126387491</text:p>
          </table:table-cell>
          <table:table-cell office:value-type="float" office:value="0.445417418902358" calcext:value-type="float">
            <text:p>0.445417418902358</text:p>
          </table:table-cell>
          <table:table-cell office:value-type="float" office:value="0.182965219417506" calcext:value-type="float">
            <text:p>0.182965219417506</text:p>
          </table:table-cell>
          <table:table-cell office:value-type="float" office:value="0.12445316540612" calcext:value-type="float">
            <text:p>0.12445316540612</text:p>
          </table:table-cell>
          <table:table-cell office:value-type="float" office:value="0.0611854662256258" calcext:value-type="float">
            <text:p>0.0611854662256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7954969591036" calcext:value-type="float">
            <text:p>0.567954969591036</text:p>
          </table:table-cell>
          <table:table-cell office:value-type="float" office:value="1.19365737656585" calcext:value-type="float">
            <text:p>1.19365737656585</text:p>
          </table:table-cell>
          <table:table-cell office:value-type="float" office:value="0.464963949105457" calcext:value-type="float">
            <text:p>0.464963949105457</text:p>
          </table:table-cell>
          <table:table-cell office:value-type="float" office:value="0.19537861357725" calcext:value-type="float">
            <text:p>0.19537861357725</text:p>
          </table:table-cell>
          <table:table-cell office:value-type="float" office:value="0.14089783679967" calcext:value-type="float">
            <text:p>0.14089783679967</text:p>
          </table:table-cell>
          <table:table-cell office:value-type="float" office:value="0.108600439540448" calcext:value-type="float">
            <text:p>0.1086004395404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1127440803126" calcext:value-type="float">
            <text:p>0.221127440803126</text:p>
          </table:table-cell>
          <table:table-cell office:value-type="float" office:value="1.48240521092993" calcext:value-type="float">
            <text:p>1.48240521092993</text:p>
          </table:table-cell>
          <table:table-cell office:value-type="float" office:value="0.575285415874056" calcext:value-type="float">
            <text:p>0.575285415874056</text:p>
          </table:table-cell>
          <table:table-cell office:value-type="float" office:value="0.186393172736664" calcext:value-type="float">
            <text:p>0.186393172736664</text:p>
          </table:table-cell>
          <table:table-cell office:value-type="float" office:value="0.157406978661103" calcext:value-type="float">
            <text:p>0.157406978661103</text:p>
          </table:table-cell>
          <table:table-cell office:value-type="float" office:value="0.0866239594426446" calcext:value-type="float">
            <text:p>0.086623959442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7629711991724" calcext:value-type="float">
            <text:p>0.357629711991724</text:p>
          </table:table-cell>
          <table:table-cell office:value-type="float" office:value="1.35279888757843" calcext:value-type="float">
            <text:p>1.35279888757843</text:p>
          </table:table-cell>
          <table:table-cell office:value-type="float" office:value="0.442939543177978" calcext:value-type="float">
            <text:p>0.442939543177978</text:p>
          </table:table-cell>
          <table:table-cell office:value-type="float" office:value="0.146464645279604" calcext:value-type="float">
            <text:p>0.146464645279604</text:p>
          </table:table-cell>
          <table:table-cell office:value-type="float" office:value="0.130784253677701" calcext:value-type="float">
            <text:p>0.130784253677701</text:p>
          </table:table-cell>
          <table:table-cell office:value-type="float" office:value="0.0750376115477626" calcext:value-type="float">
            <text:p>0.0750376115477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2323324844156" calcext:value-type="float">
            <text:p>0.372323324844156</text:p>
          </table:table-cell>
          <table:table-cell office:value-type="float" office:value="1.41696958604435" calcext:value-type="float">
            <text:p>1.41696958604435</text:p>
          </table:table-cell>
          <table:table-cell office:value-type="float" office:value="0.453390849940923" calcext:value-type="float">
            <text:p>0.453390849940923</text:p>
          </table:table-cell>
          <table:table-cell office:value-type="float" office:value="0.170822032245468" calcext:value-type="float">
            <text:p>0.170822032245468</text:p>
          </table:table-cell>
          <table:table-cell office:value-type="float" office:value="0.126460951283101" calcext:value-type="float">
            <text:p>0.126460951283101</text:p>
          </table:table-cell>
          <table:table-cell office:value-type="float" office:value="0.0718294925374074" calcext:value-type="float">
            <text:p>0.0718294925374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2945462870472" calcext:value-type="float">
            <text:p>0.412945462870472</text:p>
          </table:table-cell>
          <table:table-cell office:value-type="float" office:value="1.37657781111082" calcext:value-type="float">
            <text:p>1.37657781111082</text:p>
          </table:table-cell>
          <table:table-cell office:value-type="float" office:value="0.412735648986349" calcext:value-type="float">
            <text:p>0.412735648986349</text:p>
          </table:table-cell>
          <table:table-cell office:value-type="float" office:value="0.171115876933473" calcext:value-type="float">
            <text:p>0.171115876933473</text:p>
          </table:table-cell>
          <table:table-cell office:value-type="float" office:value="0.131691967548612" calcext:value-type="float">
            <text:p>0.131691967548612</text:p>
          </table:table-cell>
          <table:table-cell office:value-type="float" office:value="0.0539072226632723" calcext:value-type="float">
            <text:p>0.0539072226632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6372445965527" calcext:value-type="float">
            <text:p>0.426372445965527</text:p>
          </table:table-cell>
          <table:table-cell office:value-type="float" office:value="1.32848931073139" calcext:value-type="float">
            <text:p>1.32848931073139</text:p>
          </table:table-cell>
          <table:table-cell office:value-type="float" office:value="0.52467834993403" calcext:value-type="float">
            <text:p>0.52467834993403</text:p>
          </table:table-cell>
          <table:table-cell office:value-type="float" office:value="0.186803894441224" calcext:value-type="float">
            <text:p>0.186803894441224</text:p>
          </table:table-cell>
          <table:table-cell office:value-type="float" office:value="0.126725862142127" calcext:value-type="float">
            <text:p>0.126725862142127</text:p>
          </table:table-cell>
          <table:table-cell office:value-type="float" office:value="0.067658071690072" calcext:value-type="float">
            <text:p>0.0676580716900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2775639713212" calcext:value-type="float">
            <text:p>0.662775639713212</text:p>
          </table:table-cell>
          <table:table-cell office:value-type="float" office:value="1.16460523512866" calcext:value-type="float">
            <text:p>1.16460523512866</text:p>
          </table:table-cell>
          <table:table-cell office:value-type="float" office:value="0.470029380212362" calcext:value-type="float">
            <text:p>0.470029380212362</text:p>
          </table:table-cell>
          <table:table-cell office:value-type="float" office:value="0.155137183816624" calcext:value-type="float">
            <text:p>0.155137183816624</text:p>
          </table:table-cell>
          <table:table-cell office:value-type="float" office:value="0.118471782308479" calcext:value-type="float">
            <text:p>0.118471782308479</text:p>
          </table:table-cell>
          <table:table-cell office:value-type="float" office:value="0.0878501556653677" calcext:value-type="float">
            <text:p>0.0878501556653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4576438160273" calcext:value-type="float">
            <text:p>0.244576438160273</text:p>
          </table:table-cell>
          <table:table-cell office:value-type="float" office:value="1.40165971077716" calcext:value-type="float">
            <text:p>1.40165971077716</text:p>
          </table:table-cell>
          <table:table-cell office:value-type="float" office:value="0.561268064343736" calcext:value-type="float">
            <text:p>0.561268064343736</text:p>
          </table:table-cell>
          <table:table-cell office:value-type="float" office:value="0.229274404146706" calcext:value-type="float">
            <text:p>0.229274404146706</text:p>
          </table:table-cell>
          <table:table-cell office:value-type="float" office:value="0.17220048648948" calcext:value-type="float">
            <text:p>0.17220048648948</text:p>
          </table:table-cell>
          <table:table-cell office:value-type="float" office:value="0.0971487578532274" calcext:value-type="float">
            <text:p>0.097148757853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501742454554" calcext:value-type="float">
            <text:p>0.37501742454554</text:p>
          </table:table-cell>
          <table:table-cell office:value-type="float" office:value="1.31786706124414" calcext:value-type="float">
            <text:p>1.31786706124414</text:p>
          </table:table-cell>
          <table:table-cell office:value-type="float" office:value="0.537151372516064" calcext:value-type="float">
            <text:p>0.537151372516064</text:p>
          </table:table-cell>
          <table:table-cell office:value-type="float" office:value="0.201829343999604" calcext:value-type="float">
            <text:p>0.201829343999604</text:p>
          </table:table-cell>
          <table:table-cell office:value-type="float" office:value="0.15293662589814" calcext:value-type="float">
            <text:p>0.15293662589814</text:p>
          </table:table-cell>
          <table:table-cell office:value-type="float" office:value="0.0881888352584606" calcext:value-type="float">
            <text:p>0.0881888352584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1068785423893" calcext:value-type="float">
            <text:p>0.321068785423893</text:p>
          </table:table-cell>
          <table:table-cell office:value-type="float" office:value="1.42878899107448" calcext:value-type="float">
            <text:p>1.42878899107448</text:p>
          </table:table-cell>
          <table:table-cell office:value-type="float" office:value="0.544421153165737" calcext:value-type="float">
            <text:p>0.544421153165737</text:p>
          </table:table-cell>
          <table:table-cell office:value-type="float" office:value="0.247230918298829" calcext:value-type="float">
            <text:p>0.247230918298829</text:p>
          </table:table-cell>
          <table:table-cell office:value-type="float" office:value="0.161000226801806" calcext:value-type="float">
            <text:p>0.161000226801806</text:p>
          </table:table-cell>
          <table:table-cell office:value-type="float" office:value="0.0807072786963924" calcext:value-type="float">
            <text:p>0.080707278696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52625947581257" calcext:value-type="float">
            <text:p>0.152625947581257</text:p>
          </table:table-cell>
          <table:table-cell office:value-type="float" office:value="1.56790205808219" calcext:value-type="float">
            <text:p>1.56790205808219</text:p>
          </table:table-cell>
          <table:table-cell office:value-type="float" office:value="0.436253581813585" calcext:value-type="float">
            <text:p>0.436253581813585</text:p>
          </table:table-cell>
          <table:table-cell office:value-type="float" office:value="0.17570528918354" calcext:value-type="float">
            <text:p>0.17570528918354</text:p>
          </table:table-cell>
          <table:table-cell office:value-type="float" office:value="0.12896984716639" calcext:value-type="float">
            <text:p>0.12896984716639</text:p>
          </table:table-cell>
          <table:table-cell office:value-type="float" office:value="0.0590801034324266" calcext:value-type="float">
            <text:p>0.059080103432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3491788348703" calcext:value-type="float">
            <text:p>0.303491788348703</text:p>
          </table:table-cell>
          <table:table-cell office:value-type="float" office:value="1.41810179996439" calcext:value-type="float">
            <text:p>1.41810179996439</text:p>
          </table:table-cell>
          <table:table-cell office:value-type="float" office:value="0.530746441481928" calcext:value-type="float">
            <text:p>0.530746441481928</text:p>
          </table:table-cell>
          <table:table-cell office:value-type="float" office:value="0.180500361543583" calcext:value-type="float">
            <text:p>0.180500361543583</text:p>
          </table:table-cell>
          <table:table-cell office:value-type="float" office:value="0.119984104870067" calcext:value-type="float">
            <text:p>0.119984104870067</text:p>
          </table:table-cell>
          <table:table-cell office:value-type="float" office:value="0.0649499406645033" calcext:value-type="float">
            <text:p>0.0649499406645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272087268147" calcext:value-type="float">
            <text:p>0.463272087268147</text:p>
          </table:table-cell>
          <table:table-cell office:value-type="float" office:value="1.29634651254995" calcext:value-type="float">
            <text:p>1.29634651254995</text:p>
          </table:table-cell>
          <table:table-cell office:value-type="float" office:value="0.442927069362226" calcext:value-type="float">
            <text:p>0.442927069362226</text:p>
          </table:table-cell>
          <table:table-cell office:value-type="float" office:value="0.106942737853616" calcext:value-type="float">
            <text:p>0.106942737853616</text:p>
          </table:table-cell>
          <table:table-cell office:value-type="float" office:value="0.0990253778431436" calcext:value-type="float">
            <text:p>0.099025377843144</text:p>
          </table:table-cell>
          <table:table-cell office:value-type="float" office:value="0.0737551477175402" calcext:value-type="float">
            <text:p>0.073755147717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8158260445302" calcext:value-type="float">
            <text:p>0.608158260445302</text:p>
          </table:table-cell>
          <table:table-cell office:value-type="float" office:value="1.28584650208084" calcext:value-type="float">
            <text:p>1.28584650208084</text:p>
          </table:table-cell>
          <table:table-cell office:value-type="float" office:value="0.41471321914978" calcext:value-type="float">
            <text:p>0.41471321914978</text:p>
          </table:table-cell>
          <table:table-cell office:value-type="float" office:value="0.170298632115412" calcext:value-type="float">
            <text:p>0.170298632115412</text:p>
          </table:table-cell>
          <table:table-cell office:value-type="float" office:value="0.131900453137802" calcext:value-type="float">
            <text:p>0.131900453137802</text:p>
          </table:table-cell>
          <table:table-cell office:value-type="float" office:value="0.0536944620024314" calcext:value-type="float">
            <text:p>0.0536944620024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384347494902" calcext:value-type="float">
            <text:p>0.576384347494902</text:p>
          </table:table-cell>
          <table:table-cell office:value-type="float" office:value="1.33661595121646" calcext:value-type="float">
            <text:p>1.33661595121646</text:p>
          </table:table-cell>
          <table:table-cell office:value-type="float" office:value="0.379205880585711" calcext:value-type="float">
            <text:p>0.379205880585711</text:p>
          </table:table-cell>
          <table:table-cell office:value-type="float" office:value="0.193910966426898" calcext:value-type="float">
            <text:p>0.193910966426898</text:p>
          </table:table-cell>
          <table:table-cell office:value-type="float" office:value="0.139656155378555" calcext:value-type="float">
            <text:p>0.139656155378555</text:p>
          </table:table-cell>
          <table:table-cell office:value-type="float" office:value="0.0620048468743531" calcext:value-type="float">
            <text:p>0.0620048468743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9277344653795" calcext:value-type="float">
            <text:p>0.419277344653795</text:p>
          </table:table-cell>
          <table:table-cell office:value-type="float" office:value="1.3256201712011" calcext:value-type="float">
            <text:p>1.3256201712011</text:p>
          </table:table-cell>
          <table:table-cell office:value-type="float" office:value="0.612710850852172" calcext:value-type="float">
            <text:p>0.612710850852172</text:p>
          </table:table-cell>
          <table:table-cell office:value-type="float" office:value="0.190793130151972" calcext:value-type="float">
            <text:p>0.190793130151972</text:p>
          </table:table-cell>
          <table:table-cell office:value-type="float" office:value="0.155177342509282" calcext:value-type="float">
            <text:p>0.155177342509282</text:p>
          </table:table-cell>
          <table:table-cell office:value-type="float" office:value="0.0823716337183943" calcext:value-type="float">
            <text:p>0.0823716337183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7207536875234" calcext:value-type="float">
            <text:p>0.487207536875234</text:p>
          </table:table-cell>
          <table:table-cell office:value-type="float" office:value="1.24800212554522" calcext:value-type="float">
            <text:p>1.24800212554522</text:p>
          </table:table-cell>
          <table:table-cell office:value-type="float" office:value="0.63165749354692" calcext:value-type="float">
            <text:p>0.63165749354692</text:p>
          </table:table-cell>
          <table:table-cell office:value-type="float" office:value="0.213327073899318" calcext:value-type="float">
            <text:p>0.213327073899318</text:p>
          </table:table-cell>
          <table:table-cell office:value-type="float" office:value="0.146240436608157" calcext:value-type="float">
            <text:p>0.146240436608157</text:p>
          </table:table-cell>
          <table:table-cell office:value-type="float" office:value="0.10149952057344" calcext:value-type="float">
            <text:p>0.101499520573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8899019442076" calcext:value-type="float">
            <text:p>0.358899019442076</text:p>
          </table:table-cell>
          <table:table-cell office:value-type="float" office:value="1.3989126679761" calcext:value-type="float">
            <text:p>1.3989126679761</text:p>
          </table:table-cell>
          <table:table-cell office:value-type="float" office:value="0.520371684165944" calcext:value-type="float">
            <text:p>0.520371684165944</text:p>
          </table:table-cell>
          <table:table-cell office:value-type="float" office:value="0.181141622800291" calcext:value-type="float">
            <text:p>0.181141622800291</text:p>
          </table:table-cell>
          <table:table-cell office:value-type="float" office:value="0.132675261573999" calcext:value-type="float">
            <text:p>0.132675261573999</text:p>
          </table:table-cell>
          <table:table-cell office:value-type="float" office:value="0.077862645029751" calcext:value-type="float">
            <text:p>0.0778626450297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0090473711641" calcext:value-type="float">
            <text:p>0.500090473711641</text:p>
          </table:table-cell>
          <table:table-cell office:value-type="float" office:value="1.23087705868508" calcext:value-type="float">
            <text:p>1.23087705868508</text:p>
          </table:table-cell>
          <table:table-cell office:value-type="float" office:value="0.477351228544175" calcext:value-type="float">
            <text:p>0.477351228544175</text:p>
          </table:table-cell>
          <table:table-cell office:value-type="float" office:value="0.148084318896266" calcext:value-type="float">
            <text:p>0.148084318896266</text:p>
          </table:table-cell>
          <table:table-cell office:value-type="float" office:value="0.112515548525775" calcext:value-type="float">
            <text:p>0.112515548525775</text:p>
          </table:table-cell>
          <table:table-cell office:value-type="float" office:value="0.0694721143914815" calcext:value-type="float">
            <text:p>0.0694721143914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5930982677776" calcext:value-type="float">
            <text:p>0.535930982677776</text:p>
          </table:table-cell>
          <table:table-cell office:value-type="float" office:value="1.32005542778378" calcext:value-type="float">
            <text:p>1.32005542778378</text:p>
          </table:table-cell>
          <table:table-cell office:value-type="float" office:value="0.381793018564351" calcext:value-type="float">
            <text:p>0.381793018564351</text:p>
          </table:table-cell>
          <table:table-cell office:value-type="float" office:value="0.159173097083696" calcext:value-type="float">
            <text:p>0.159173097083696</text:p>
          </table:table-cell>
          <table:table-cell office:value-type="float" office:value="0.114512668760948" calcext:value-type="float">
            <text:p>0.114512668760948</text:p>
          </table:table-cell>
          <table:table-cell office:value-type="float" office:value="0.0479094834218671" calcext:value-type="float">
            <text:p>0.0479094834218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9572254231155" calcext:value-type="float">
            <text:p>0.659572254231155</text:p>
          </table:table-cell>
          <table:table-cell office:value-type="float" office:value="1.21979492542372" calcext:value-type="float">
            <text:p>1.21979492542372</text:p>
          </table:table-cell>
          <table:table-cell office:value-type="float" office:value="0.305414398636837" calcext:value-type="float">
            <text:p>0.305414398636837</text:p>
          </table:table-cell>
          <table:table-cell office:value-type="float" office:value="0.090166808731797" calcext:value-type="float">
            <text:p>0.090166808731797</text:p>
          </table:table-cell>
          <table:table-cell office:value-type="float" office:value="0.0793545607862773" calcext:value-type="float">
            <text:p>0.079354560786277</text:p>
          </table:table-cell>
          <table:table-cell office:value-type="float" office:value="0.0555779063744001" calcext:value-type="float">
            <text:p>0.05557790637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606664765344" calcext:value-type="float">
            <text:p>0.143606664765344</text:p>
          </table:table-cell>
          <table:table-cell office:value-type="float" office:value="1.53822003875233" calcext:value-type="float">
            <text:p>1.53822003875233</text:p>
          </table:table-cell>
          <table:table-cell office:value-type="float" office:value="0.596190601760365" calcext:value-type="float">
            <text:p>0.596190601760365</text:p>
          </table:table-cell>
          <table:table-cell office:value-type="float" office:value="0.180282427348239" calcext:value-type="float">
            <text:p>0.180282427348239</text:p>
          </table:table-cell>
          <table:table-cell office:value-type="float" office:value="0.136231023726889" calcext:value-type="float">
            <text:p>0.136231023726889</text:p>
          </table:table-cell>
          <table:table-cell office:value-type="float" office:value="0.0824576547680489" calcext:value-type="float">
            <text:p>0.082457654768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2982775596681" calcext:value-type="float">
            <text:p>0.342982775596681</text:p>
          </table:table-cell>
          <table:table-cell office:value-type="float" office:value="1.4068369230382" calcext:value-type="float">
            <text:p>1.4068369230382</text:p>
          </table:table-cell>
          <table:table-cell office:value-type="float" office:value="0.438116538931639" calcext:value-type="float">
            <text:p>0.438116538931639</text:p>
          </table:table-cell>
          <table:table-cell office:value-type="float" office:value="0.144206547555161" calcext:value-type="float">
            <text:p>0.144206547555161</text:p>
          </table:table-cell>
          <table:table-cell office:value-type="float" office:value="0.110916138303535" calcext:value-type="float">
            <text:p>0.110916138303535</text:p>
          </table:table-cell>
          <table:table-cell office:value-type="float" office:value="0.0550275240456963" calcext:value-type="float">
            <text:p>0.0550275240456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068268348316" calcext:value-type="float">
            <text:p>0.49068268348316</text:p>
          </table:table-cell>
          <table:table-cell office:value-type="float" office:value="1.33272263797512" calcext:value-type="float">
            <text:p>1.33272263797512</text:p>
          </table:table-cell>
          <table:table-cell office:value-type="float" office:value="0.468674625522715" calcext:value-type="float">
            <text:p>0.468674625522715</text:p>
          </table:table-cell>
          <table:table-cell office:value-type="float" office:value="0.184214038033384" calcext:value-type="float">
            <text:p>0.184214038033384</text:p>
          </table:table-cell>
          <table:table-cell office:value-type="float" office:value="0.130074098322051" calcext:value-type="float">
            <text:p>0.130074098322051</text:p>
          </table:table-cell>
          <table:table-cell office:value-type="float" office:value="0.0680172601566341" calcext:value-type="float">
            <text:p>0.0680172601566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1168390744212" calcext:value-type="float">
            <text:p>0.601168390744212</text:p>
          </table:table-cell>
          <table:table-cell office:value-type="float" office:value="1.23306900686772" calcext:value-type="float">
            <text:p>1.23306900686772</text:p>
          </table:table-cell>
          <table:table-cell office:value-type="float" office:value="0.405383334808638" calcext:value-type="float">
            <text:p>0.405383334808638</text:p>
          </table:table-cell>
          <table:table-cell office:value-type="float" office:value="0.168507284215693" calcext:value-type="float">
            <text:p>0.168507284215693</text:p>
          </table:table-cell>
          <table:table-cell office:value-type="float" office:value="0.132106391679765" calcext:value-type="float">
            <text:p>0.132106391679765</text:p>
          </table:table-cell>
          <table:table-cell office:value-type="float" office:value="0.0605827146572245" calcext:value-type="float">
            <text:p>0.0605827146572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9429919915954" calcext:value-type="float">
            <text:p>0.509429919915954</text:p>
          </table:table-cell>
          <table:table-cell office:value-type="float" office:value="1.2694399504593" calcext:value-type="float">
            <text:p>1.2694399504593</text:p>
          </table:table-cell>
          <table:table-cell office:value-type="float" office:value="0.422023170058185" calcext:value-type="float">
            <text:p>0.422023170058185</text:p>
          </table:table-cell>
          <table:table-cell office:value-type="float" office:value="0.183866827958417" calcext:value-type="float">
            <text:p>0.183866827958417</text:p>
          </table:table-cell>
          <table:table-cell office:value-type="float" office:value="0.142993441270193" calcext:value-type="float">
            <text:p>0.142993441270193</text:p>
          </table:table-cell>
          <table:table-cell office:value-type="float" office:value="0.0549099555339202" calcext:value-type="float">
            <text:p>0.05490995553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7349902839227" calcext:value-type="float">
            <text:p>0.267349902839227</text:p>
          </table:table-cell>
          <table:table-cell office:value-type="float" office:value="1.4695054765343" calcext:value-type="float">
            <text:p>1.4695054765343</text:p>
          </table:table-cell>
          <table:table-cell office:value-type="float" office:value="0.456736598335208" calcext:value-type="float">
            <text:p>0.456736598335208</text:p>
          </table:table-cell>
          <table:table-cell office:value-type="float" office:value="0.305776220464381" calcext:value-type="float">
            <text:p>0.305776220464381</text:p>
          </table:table-cell>
          <table:table-cell office:value-type="float" office:value="0.212032589776358" calcext:value-type="float">
            <text:p>0.212032589776358</text:p>
          </table:table-cell>
          <table:table-cell office:value-type="float" office:value="0.121611232726765" calcext:value-type="float">
            <text:p>0.1216112327267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6723675135143" calcext:value-type="float">
            <text:p>0.976723675135143</text:p>
          </table:table-cell>
          <table:table-cell office:value-type="float" office:value="1.05685289397723" calcext:value-type="float">
            <text:p>1.05685289397723</text:p>
          </table:table-cell>
          <table:table-cell office:value-type="float" office:value="0.476592974744967" calcext:value-type="float">
            <text:p>0.476592974744967</text:p>
          </table:table-cell>
          <table:table-cell office:value-type="float" office:value="0.173116930457351" calcext:value-type="float">
            <text:p>0.173116930457351</text:p>
          </table:table-cell>
          <table:table-cell office:value-type="float" office:value="0.119358594698509" calcext:value-type="float">
            <text:p>0.119358594698509</text:p>
          </table:table-cell>
          <table:table-cell office:value-type="float" office:value="0.0676735734283389" calcext:value-type="float">
            <text:p>0.06767357342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9978198591277" calcext:value-type="float">
            <text:p>0.969978198591277</text:p>
          </table:table-cell>
          <table:table-cell office:value-type="float" office:value="1.07006315176311" calcext:value-type="float">
            <text:p>1.07006315176311</text:p>
          </table:table-cell>
          <table:table-cell office:value-type="float" office:value="0.482017509466509" calcext:value-type="float">
            <text:p>0.482017509466509</text:p>
          </table:table-cell>
          <table:table-cell office:value-type="float" office:value="0.229341343850952" calcext:value-type="float">
            <text:p>0.229341343850952</text:p>
          </table:table-cell>
          <table:table-cell office:value-type="float" office:value="0.166909337153312" calcext:value-type="float">
            <text:p>0.166909337153312</text:p>
          </table:table-cell>
          <table:table-cell office:value-type="float" office:value="0.0876189896988423" calcext:value-type="float">
            <text:p>0.0876189896988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9541849576902" calcext:value-type="float">
            <text:p>0.679541849576902</text:p>
          </table:table-cell>
          <table:table-cell office:value-type="float" office:value="1.11303354220909" calcext:value-type="float">
            <text:p>1.11303354220909</text:p>
          </table:table-cell>
          <table:table-cell office:value-type="float" office:value="0.565278044798004" calcext:value-type="float">
            <text:p>0.565278044798004</text:p>
          </table:table-cell>
          <table:table-cell office:value-type="float" office:value="0.189333027419753" calcext:value-type="float">
            <text:p>0.189333027419753</text:p>
          </table:table-cell>
          <table:table-cell office:value-type="float" office:value="0.143595179846498" calcext:value-type="float">
            <text:p>0.143595179846498</text:p>
          </table:table-cell>
          <table:table-cell office:value-type="float" office:value="0.0886466852459001" calcext:value-type="float">
            <text:p>0.0886466852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1046525780172" calcext:value-type="float">
            <text:p>0.641046525780172</text:p>
          </table:table-cell>
          <table:table-cell office:value-type="float" office:value="1.14912470842913" calcext:value-type="float">
            <text:p>1.14912470842913</text:p>
          </table:table-cell>
          <table:table-cell office:value-type="float" office:value="0.530743242434074" calcext:value-type="float">
            <text:p>0.530743242434074</text:p>
          </table:table-cell>
          <table:table-cell office:value-type="float" office:value="0.220662636740437" calcext:value-type="float">
            <text:p>0.220662636740437</text:p>
          </table:table-cell>
          <table:table-cell office:value-type="float" office:value="0.151497346616947" calcext:value-type="float">
            <text:p>0.151497346616947</text:p>
          </table:table-cell>
          <table:table-cell office:value-type="float" office:value="0.0725602392690324" calcext:value-type="float">
            <text:p>0.0725602392690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5079281522281" calcext:value-type="float">
            <text:p>0.335079281522281</text:p>
          </table:table-cell>
          <table:table-cell office:value-type="float" office:value="1.48672065182742" calcext:value-type="float">
            <text:p>1.48672065182742</text:p>
          </table:table-cell>
          <table:table-cell office:value-type="float" office:value="0.631729998673514" calcext:value-type="float">
            <text:p>0.631729998673514</text:p>
          </table:table-cell>
          <table:table-cell office:value-type="float" office:value="0.189701700016123" calcext:value-type="float">
            <text:p>0.189701700016123</text:p>
          </table:table-cell>
          <table:table-cell office:value-type="float" office:value="0.176059473877958" calcext:value-type="float">
            <text:p>0.176059473877958</text:p>
          </table:table-cell>
          <table:table-cell office:value-type="float" office:value="0.106997439162439" calcext:value-type="float">
            <text:p>0.106997439162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687961107454" calcext:value-type="float">
            <text:p>0.484687961107454</text:p>
          </table:table-cell>
          <table:table-cell office:value-type="float" office:value="1.36436571740142" calcext:value-type="float">
            <text:p>1.36436571740142</text:p>
          </table:table-cell>
          <table:table-cell office:value-type="float" office:value="0.526621473232267" calcext:value-type="float">
            <text:p>0.526621473232267</text:p>
          </table:table-cell>
          <table:table-cell office:value-type="float" office:value="0.210416537754242" calcext:value-type="float">
            <text:p>0.210416537754242</text:p>
          </table:table-cell>
          <table:table-cell office:value-type="float" office:value="0.160830250004985" calcext:value-type="float">
            <text:p>0.160830250004985</text:p>
          </table:table-cell>
          <table:table-cell office:value-type="float" office:value="0.0756359595307112" calcext:value-type="float">
            <text:p>0.0756359595307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5683580776151" calcext:value-type="float">
            <text:p>0.365683580776151</text:p>
          </table:table-cell>
          <table:table-cell office:value-type="float" office:value="1.38388966481804" calcext:value-type="float">
            <text:p>1.38388966481804</text:p>
          </table:table-cell>
          <table:table-cell office:value-type="float" office:value="0.531670453736239" calcext:value-type="float">
            <text:p>0.531670453736239</text:p>
          </table:table-cell>
          <table:table-cell office:value-type="float" office:value="0.208137006962946" calcext:value-type="float">
            <text:p>0.208137006962946</text:p>
          </table:table-cell>
          <table:table-cell office:value-type="float" office:value="0.132746684494237" calcext:value-type="float">
            <text:p>0.132746684494237</text:p>
          </table:table-cell>
          <table:table-cell office:value-type="float" office:value="0.0919282871361104" calcext:value-type="float">
            <text:p>0.091928287136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2142040647252" calcext:value-type="float">
            <text:p>0.372142040647252</text:p>
          </table:table-cell>
          <table:table-cell office:value-type="float" office:value="1.40392627756689" calcext:value-type="float">
            <text:p>1.40392627756689</text:p>
          </table:table-cell>
          <table:table-cell office:value-type="float" office:value="0.454866252934306" calcext:value-type="float">
            <text:p>0.454866252934306</text:p>
          </table:table-cell>
          <table:table-cell office:value-type="float" office:value="0.186429294675079" calcext:value-type="float">
            <text:p>0.186429294675079</text:p>
          </table:table-cell>
          <table:table-cell office:value-type="float" office:value="0.135443626484949" calcext:value-type="float">
            <text:p>0.135443626484949</text:p>
          </table:table-cell>
          <table:table-cell office:value-type="float" office:value="0.0531300810001684" calcext:value-type="float">
            <text:p>0.0531300810001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0958770290142" calcext:value-type="float">
            <text:p>0.640958770290142</text:p>
          </table:table-cell>
          <table:table-cell office:value-type="float" office:value="1.2000685955919" calcext:value-type="float">
            <text:p>1.2000685955919</text:p>
          </table:table-cell>
          <table:table-cell office:value-type="float" office:value="0.564526151460379" calcext:value-type="float">
            <text:p>0.564526151460379</text:p>
          </table:table-cell>
          <table:table-cell office:value-type="float" office:value="0.148331244157231" calcext:value-type="float">
            <text:p>0.148331244157231</text:p>
          </table:table-cell>
          <table:table-cell office:value-type="float" office:value="0.136869236800556" calcext:value-type="float">
            <text:p>0.136869236800556</text:p>
          </table:table-cell>
          <table:table-cell office:value-type="float" office:value="0.0792031020105424" calcext:value-type="float">
            <text:p>0.0792031020105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4780049163296" calcext:value-type="float">
            <text:p>0.544780049163296</text:p>
          </table:table-cell>
          <table:table-cell office:value-type="float" office:value="1.29038901534252" calcext:value-type="float">
            <text:p>1.29038901534252</text:p>
          </table:table-cell>
          <table:table-cell office:value-type="float" office:value="0.628695092939704" calcext:value-type="float">
            <text:p>0.628695092939704</text:p>
          </table:table-cell>
          <table:table-cell office:value-type="float" office:value="0.251422166362944" calcext:value-type="float">
            <text:p>0.251422166362944</text:p>
          </table:table-cell>
          <table:table-cell office:value-type="float" office:value="0.180887829472229" calcext:value-type="float">
            <text:p>0.180887829472229</text:p>
          </table:table-cell>
          <table:table-cell office:value-type="float" office:value="0.107717298138041" calcext:value-type="float">
            <text:p>0.1077172981380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8482757878002" calcext:value-type="float">
            <text:p>0.498482757878002</text:p>
          </table:table-cell>
          <table:table-cell office:value-type="float" office:value="1.32262433905651" calcext:value-type="float">
            <text:p>1.32262433905651</text:p>
          </table:table-cell>
          <table:table-cell office:value-type="float" office:value="0.50454276406047" calcext:value-type="float">
            <text:p>0.50454276406047</text:p>
          </table:table-cell>
          <table:table-cell office:value-type="float" office:value="0.194377124982031" calcext:value-type="float">
            <text:p>0.194377124982031</text:p>
          </table:table-cell>
          <table:table-cell office:value-type="float" office:value="0.134135164166329" calcext:value-type="float">
            <text:p>0.134135164166329</text:p>
          </table:table-cell>
          <table:table-cell office:value-type="float" office:value="0.0648276302047982" calcext:value-type="float">
            <text:p>0.064827630204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3832364327034" calcext:value-type="float">
            <text:p>0.343832364327034</text:p>
          </table:table-cell>
          <table:table-cell office:value-type="float" office:value="1.435525246579" calcext:value-type="float">
            <text:p>1.435525246579</text:p>
          </table:table-cell>
          <table:table-cell office:value-type="float" office:value="0.598182805501296" calcext:value-type="float">
            <text:p>0.598182805501296</text:p>
          </table:table-cell>
          <table:table-cell office:value-type="float" office:value="0.241104998635128" calcext:value-type="float">
            <text:p>0.241104998635128</text:p>
          </table:table-cell>
          <table:table-cell office:value-type="float" office:value="0.162048044742796" calcext:value-type="float">
            <text:p>0.162048044742796</text:p>
          </table:table-cell>
          <table:table-cell office:value-type="float" office:value="0.0990914680709297" calcext:value-type="float">
            <text:p>0.099091468070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3332847610944" calcext:value-type="float">
            <text:p>0.563332847610944</text:p>
          </table:table-cell>
          <table:table-cell office:value-type="float" office:value="1.3222568199556" calcext:value-type="float">
            <text:p>1.3222568199556</text:p>
          </table:table-cell>
          <table:table-cell office:value-type="float" office:value="0.439195317392173" calcext:value-type="float">
            <text:p>0.439195317392173</text:p>
          </table:table-cell>
          <table:table-cell office:value-type="float" office:value="0.160840242995452" calcext:value-type="float">
            <text:p>0.160840242995452</text:p>
          </table:table-cell>
          <table:table-cell office:value-type="float" office:value="0.109682908754914" calcext:value-type="float">
            <text:p>0.109682908754914</text:p>
          </table:table-cell>
          <table:table-cell office:value-type="float" office:value="0.070143058959354" calcext:value-type="float">
            <text:p>0.0701430589593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2886819210932" calcext:value-type="float">
            <text:p>0.692886819210932</text:p>
          </table:table-cell>
          <table:table-cell office:value-type="float" office:value="1.20245869288607" calcext:value-type="float">
            <text:p>1.20245869288607</text:p>
          </table:table-cell>
          <table:table-cell office:value-type="float" office:value="0.316281605765253" calcext:value-type="float">
            <text:p>0.316281605765253</text:p>
          </table:table-cell>
          <table:table-cell office:value-type="float" office:value="0.108349181814827" calcext:value-type="float">
            <text:p>0.108349181814827</text:p>
          </table:table-cell>
          <table:table-cell office:value-type="float" office:value="0.0935162956298798" calcext:value-type="float">
            <text:p>0.09351629562988</text:p>
          </table:table-cell>
          <table:table-cell office:value-type="float" office:value="0.0482302576155846" calcext:value-type="float">
            <text:p>0.048230257615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025398357758" calcext:value-type="float">
            <text:p>0.401025398357758</text:p>
          </table:table-cell>
          <table:table-cell office:value-type="float" office:value="1.35556410479356" calcext:value-type="float">
            <text:p>1.35556410479356</text:p>
          </table:table-cell>
          <table:table-cell office:value-type="float" office:value="0.526893088695193" calcext:value-type="float">
            <text:p>0.526893088695193</text:p>
          </table:table-cell>
          <table:table-cell office:value-type="float" office:value="0.193490950419707" calcext:value-type="float">
            <text:p>0.193490950419707</text:p>
          </table:table-cell>
          <table:table-cell office:value-type="float" office:value="0.156548509209874" calcext:value-type="float">
            <text:p>0.156548509209874</text:p>
          </table:table-cell>
          <table:table-cell office:value-type="float" office:value="0.0755487056720687" calcext:value-type="float">
            <text:p>0.0755487056720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6249242870205" calcext:value-type="float">
            <text:p>0.346249242870205</text:p>
          </table:table-cell>
          <table:table-cell office:value-type="float" office:value="1.42188954651006" calcext:value-type="float">
            <text:p>1.42188954651006</text:p>
          </table:table-cell>
          <table:table-cell office:value-type="float" office:value="0.487353388985233" calcext:value-type="float">
            <text:p>0.487353388985233</text:p>
          </table:table-cell>
          <table:table-cell office:value-type="float" office:value="0.158823695336087" calcext:value-type="float">
            <text:p>0.158823695336087</text:p>
          </table:table-cell>
          <table:table-cell office:value-type="float" office:value="0.125234105249919" calcext:value-type="float">
            <text:p>0.125234105249919</text:p>
          </table:table-cell>
          <table:table-cell office:value-type="float" office:value="0.0758392849165264" calcext:value-type="float">
            <text:p>0.0758392849165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5364689065714" calcext:value-type="float">
            <text:p>0.215364689065714</text:p>
          </table:table-cell>
          <table:table-cell office:value-type="float" office:value="1.5312831730977" calcext:value-type="float">
            <text:p>1.5312831730977</text:p>
          </table:table-cell>
          <table:table-cell office:value-type="float" office:value="0.520176519449729" calcext:value-type="float">
            <text:p>0.520176519449729</text:p>
          </table:table-cell>
          <table:table-cell office:value-type="float" office:value="0.163471315529909" calcext:value-type="float">
            <text:p>0.163471315529909</text:p>
          </table:table-cell>
          <table:table-cell office:value-type="float" office:value="0.122751301414028" calcext:value-type="float">
            <text:p>0.122751301414028</text:p>
          </table:table-cell>
          <table:table-cell office:value-type="float" office:value="0.0872444166482982" calcext:value-type="float">
            <text:p>0.0872444166482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3880553936436" calcext:value-type="float">
            <text:p>0.273880553936436</text:p>
          </table:table-cell>
          <table:table-cell office:value-type="float" office:value="1.4845327514347" calcext:value-type="float">
            <text:p>1.4845327514347</text:p>
          </table:table-cell>
          <table:table-cell office:value-type="float" office:value="0.469748264777037" calcext:value-type="float">
            <text:p>0.469748264777037</text:p>
          </table:table-cell>
          <table:table-cell office:value-type="float" office:value="0.200534153490425" calcext:value-type="float">
            <text:p>0.200534153490425</text:p>
          </table:table-cell>
          <table:table-cell office:value-type="float" office:value="0.161322437387726" calcext:value-type="float">
            <text:p>0.161322437387726</text:p>
          </table:table-cell>
          <table:table-cell office:value-type="float" office:value="0.0756787945194943" calcext:value-type="float">
            <text:p>0.0756787945194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1504810007438" calcext:value-type="float">
            <text:p>0.201504810007438</text:p>
          </table:table-cell>
          <table:table-cell office:value-type="float" office:value="1.42688580790865" calcext:value-type="float">
            <text:p>1.42688580790865</text:p>
          </table:table-cell>
          <table:table-cell office:value-type="float" office:value="0.783514166005524" calcext:value-type="float">
            <text:p>0.783514166005524</text:p>
          </table:table-cell>
          <table:table-cell office:value-type="float" office:value="0.231976749079834" calcext:value-type="float">
            <text:p>0.231976749079834</text:p>
          </table:table-cell>
          <table:table-cell office:value-type="float" office:value="0.169214659305788" calcext:value-type="float">
            <text:p>0.169214659305788</text:p>
          </table:table-cell>
          <table:table-cell office:value-type="float" office:value="0.117559306035072" calcext:value-type="float">
            <text:p>0.117559306035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2027129885742" calcext:value-type="float">
            <text:p>0.452027129885742</text:p>
          </table:table-cell>
          <table:table-cell office:value-type="float" office:value="1.23512559234356" calcext:value-type="float">
            <text:p>1.23512559234356</text:p>
          </table:table-cell>
          <table:table-cell office:value-type="float" office:value="0.73256228507606" calcext:value-type="float">
            <text:p>0.73256228507606</text:p>
          </table:table-cell>
          <table:table-cell office:value-type="float" office:value="0.209926104581215" calcext:value-type="float">
            <text:p>0.209926104581215</text:p>
          </table:table-cell>
          <table:table-cell office:value-type="float" office:value="0.173780656600946" calcext:value-type="float">
            <text:p>0.173780656600946</text:p>
          </table:table-cell>
          <table:table-cell office:value-type="float" office:value="0.12853293545984" calcext:value-type="float">
            <text:p>0.128532935459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8310290776521" calcext:value-type="float">
            <text:p>0.528310290776521</text:p>
          </table:table-cell>
          <table:table-cell office:value-type="float" office:value="1.33685919751345" calcext:value-type="float">
            <text:p>1.33685919751345</text:p>
          </table:table-cell>
          <table:table-cell office:value-type="float" office:value="0.45328475680692" calcext:value-type="float">
            <text:p>0.45328475680692</text:p>
          </table:table-cell>
          <table:table-cell office:value-type="float" office:value="0.187190527991524" calcext:value-type="float">
            <text:p>0.187190527991524</text:p>
          </table:table-cell>
          <table:table-cell office:value-type="float" office:value="0.121589820570335" calcext:value-type="float">
            <text:p>0.121589820570335</text:p>
          </table:table-cell>
          <table:table-cell office:value-type="float" office:value="0.0395795196580644" calcext:value-type="float">
            <text:p>0.0395795196580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695460255363" calcext:value-type="float">
            <text:p>0.661695460255363</text:p>
          </table:table-cell>
          <table:table-cell office:value-type="float" office:value="1.24424125707328" calcext:value-type="float">
            <text:p>1.24424125707328</text:p>
          </table:table-cell>
          <table:table-cell office:value-type="float" office:value="0.378300759065109" calcext:value-type="float">
            <text:p>0.378300759065109</text:p>
          </table:table-cell>
          <table:table-cell office:value-type="float" office:value="0.173573243339712" calcext:value-type="float">
            <text:p>0.173573243339712</text:p>
          </table:table-cell>
          <table:table-cell office:value-type="float" office:value="0.13079010800821" calcext:value-type="float">
            <text:p>0.13079010800821</text:p>
          </table:table-cell>
          <table:table-cell office:value-type="float" office:value="0.0498661698926663" calcext:value-type="float">
            <text:p>0.049866169892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3625286610705" calcext:value-type="float">
            <text:p>0.263625286610705</text:p>
          </table:table-cell>
          <table:table-cell office:value-type="float" office:value="1.31651313848656" calcext:value-type="float">
            <text:p>1.31651313848656</text:p>
          </table:table-cell>
          <table:table-cell office:value-type="float" office:value="0.592618184346659" calcext:value-type="float">
            <text:p>0.592618184346659</text:p>
          </table:table-cell>
          <table:table-cell office:value-type="float" office:value="0.186883800610426" calcext:value-type="float">
            <text:p>0.186883800610426</text:p>
          </table:table-cell>
          <table:table-cell office:value-type="float" office:value="0.146908831925436" calcext:value-type="float">
            <text:p>0.146908831925436</text:p>
          </table:table-cell>
          <table:table-cell office:value-type="float" office:value="0.0891097695334949" calcext:value-type="float">
            <text:p>0.0891097695334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0148757522737" calcext:value-type="float">
            <text:p>0.260148757522737</text:p>
          </table:table-cell>
          <table:table-cell office:value-type="float" office:value="1.36103479576599" calcext:value-type="float">
            <text:p>1.36103479576599</text:p>
          </table:table-cell>
          <table:table-cell office:value-type="float" office:value="0.526503025832519" calcext:value-type="float">
            <text:p>0.526503025832519</text:p>
          </table:table-cell>
          <table:table-cell office:value-type="float" office:value="0.169000334970888" calcext:value-type="float">
            <text:p>0.169000334970888</text:p>
          </table:table-cell>
          <table:table-cell office:value-type="float" office:value="0.132328302012253" calcext:value-type="float">
            <text:p>0.132328302012253</text:p>
          </table:table-cell>
          <table:table-cell office:value-type="float" office:value="0.0650494905514107" calcext:value-type="float">
            <text:p>0.0650494905514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7864597285038" calcext:value-type="float">
            <text:p>0.547864597285038</text:p>
          </table:table-cell>
          <table:table-cell office:value-type="float" office:value="1.32316842694662" calcext:value-type="float">
            <text:p>1.32316842694662</text:p>
          </table:table-cell>
          <table:table-cell office:value-type="float" office:value="0.430526409359097" calcext:value-type="float">
            <text:p>0.430526409359097</text:p>
          </table:table-cell>
          <table:table-cell office:value-type="float" office:value="0.148767557211718" calcext:value-type="float">
            <text:p>0.148767557211718</text:p>
          </table:table-cell>
          <table:table-cell office:value-type="float" office:value="0.145656216297096" calcext:value-type="float">
            <text:p>0.145656216297096</text:p>
          </table:table-cell>
          <table:table-cell office:value-type="float" office:value="0.0398762008256709" calcext:value-type="float">
            <text:p>0.0398762008256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3300162275309" calcext:value-type="float">
            <text:p>0.543300162275309</text:p>
          </table:table-cell>
          <table:table-cell office:value-type="float" office:value="1.33666135662732" calcext:value-type="float">
            <text:p>1.33666135662732</text:p>
          </table:table-cell>
          <table:table-cell office:value-type="float" office:value="0.404295947313308" calcext:value-type="float">
            <text:p>0.404295947313308</text:p>
          </table:table-cell>
          <table:table-cell office:value-type="float" office:value="0.226003949486761" calcext:value-type="float">
            <text:p>0.226003949486761</text:p>
          </table:table-cell>
          <table:table-cell office:value-type="float" office:value="0.165305622507055" calcext:value-type="float">
            <text:p>0.165305622507055</text:p>
          </table:table-cell>
          <table:table-cell office:value-type="float" office:value="0.0484177298716148" calcext:value-type="float">
            <text:p>0.0484177298716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0451104973801" calcext:value-type="float">
            <text:p>0.660451104973801</text:p>
          </table:table-cell>
          <table:table-cell office:value-type="float" office:value="1.21091654031714" calcext:value-type="float">
            <text:p>1.21091654031714</text:p>
          </table:table-cell>
          <table:table-cell office:value-type="float" office:value="0.528689849158498" calcext:value-type="float">
            <text:p>0.528689849158498</text:p>
          </table:table-cell>
          <table:table-cell office:value-type="float" office:value="0.220173303702829" calcext:value-type="float">
            <text:p>0.220173303702829</text:p>
          </table:table-cell>
          <table:table-cell office:value-type="float" office:value="0.143625122041196" calcext:value-type="float">
            <text:p>0.143625122041196</text:p>
          </table:table-cell>
          <table:table-cell office:value-type="float" office:value="0.0822157158037588" calcext:value-type="float">
            <text:p>0.082215715803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3244501116724" calcext:value-type="float">
            <text:p>0.813244501116724</text:p>
          </table:table-cell>
          <table:table-cell office:value-type="float" office:value="1.11763160475216" calcext:value-type="float">
            <text:p>1.11763160475216</text:p>
          </table:table-cell>
          <table:table-cell office:value-type="float" office:value="0.4716779032018" calcext:value-type="float">
            <text:p>0.4716779032018</text:p>
          </table:table-cell>
          <table:table-cell office:value-type="float" office:value="0.119785835347529" calcext:value-type="float">
            <text:p>0.119785835347529</text:p>
          </table:table-cell>
          <table:table-cell office:value-type="float" office:value="0.0975521931166736" calcext:value-type="float">
            <text:p>0.097552193116674</text:p>
          </table:table-cell>
          <table:table-cell office:value-type="float" office:value="0.0792620206953197" calcext:value-type="float">
            <text:p>0.07926202069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1097128603028" calcext:value-type="float">
            <text:p>0.521097128603028</text:p>
          </table:table-cell>
          <table:table-cell office:value-type="float" office:value="1.21638642121668" calcext:value-type="float">
            <text:p>1.21638642121668</text:p>
          </table:table-cell>
          <table:table-cell office:value-type="float" office:value="0.475170324810624" calcext:value-type="float">
            <text:p>0.475170324810624</text:p>
          </table:table-cell>
          <table:table-cell office:value-type="float" office:value="0.184560212483122" calcext:value-type="float">
            <text:p>0.184560212483122</text:p>
          </table:table-cell>
          <table:table-cell office:value-type="float" office:value="0.120525669279735" calcext:value-type="float">
            <text:p>0.120525669279735</text:p>
          </table:table-cell>
          <table:table-cell office:value-type="float" office:value="0.0562697326689399" calcext:value-type="float">
            <text:p>0.056269732668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3972751251932" calcext:value-type="float">
            <text:p>0.663972751251932</text:p>
          </table:table-cell>
          <table:table-cell office:value-type="float" office:value="1.11778923117442" calcext:value-type="float">
            <text:p>1.11778923117442</text:p>
          </table:table-cell>
          <table:table-cell office:value-type="float" office:value="0.379818148754016" calcext:value-type="float">
            <text:p>0.379818148754016</text:p>
          </table:table-cell>
          <table:table-cell office:value-type="float" office:value="0.121276866971552" calcext:value-type="float">
            <text:p>0.121276866971552</text:p>
          </table:table-cell>
          <table:table-cell office:value-type="float" office:value="0.0973849059330506" calcext:value-type="float">
            <text:p>0.097384905933051</text:p>
          </table:table-cell>
          <table:table-cell office:value-type="float" office:value="0.0450140677966644" calcext:value-type="float">
            <text:p>0.0450140677966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5208982715311" calcext:value-type="float">
            <text:p>0.535208982715311</text:p>
          </table:table-cell>
          <table:table-cell office:value-type="float" office:value="1.23073256806847" calcext:value-type="float">
            <text:p>1.23073256806847</text:p>
          </table:table-cell>
          <table:table-cell office:value-type="float" office:value="0.536117642574319" calcext:value-type="float">
            <text:p>0.536117642574319</text:p>
          </table:table-cell>
          <table:table-cell office:value-type="float" office:value="0.173859167664108" calcext:value-type="float">
            <text:p>0.173859167664108</text:p>
          </table:table-cell>
          <table:table-cell office:value-type="float" office:value="0.144618995336423" calcext:value-type="float">
            <text:p>0.144618995336423</text:p>
          </table:table-cell>
          <table:table-cell office:value-type="float" office:value="0.0861090827029525" calcext:value-type="float">
            <text:p>0.0861090827029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900496371031" calcext:value-type="float">
            <text:p>0.541900496371031</text:p>
          </table:table-cell>
          <table:table-cell office:value-type="float" office:value="1.26482804857665" calcext:value-type="float">
            <text:p>1.26482804857665</text:p>
          </table:table-cell>
          <table:table-cell office:value-type="float" office:value="0.407650732098123" calcext:value-type="float">
            <text:p>0.407650732098123</text:p>
          </table:table-cell>
          <table:table-cell office:value-type="float" office:value="0.165602428849436" calcext:value-type="float">
            <text:p>0.165602428849436</text:p>
          </table:table-cell>
          <table:table-cell office:value-type="float" office:value="0.120546061512005" calcext:value-type="float">
            <text:p>0.120546061512005</text:p>
          </table:table-cell>
          <table:table-cell office:value-type="float" office:value="0.0687768181168105" calcext:value-type="float">
            <text:p>0.0687768181168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0198537235426" calcext:value-type="float">
            <text:p>0.790198537235426</text:p>
          </table:table-cell>
          <table:table-cell office:value-type="float" office:value="1.1567581278735" calcext:value-type="float">
            <text:p>1.1567581278735</text:p>
          </table:table-cell>
          <table:table-cell office:value-type="float" office:value="0.459866081882054" calcext:value-type="float">
            <text:p>0.459866081882054</text:p>
          </table:table-cell>
          <table:table-cell office:value-type="float" office:value="0.196158980493321" calcext:value-type="float">
            <text:p>0.196158980493321</text:p>
          </table:table-cell>
          <table:table-cell office:value-type="float" office:value="0.131319595537972" calcext:value-type="float">
            <text:p>0.131319595537972</text:p>
          </table:table-cell>
          <table:table-cell office:value-type="float" office:value="0.0782506846279061" calcext:value-type="float">
            <text:p>0.0782506846279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3855266395195" calcext:value-type="float">
            <text:p>0.603855266395195</text:p>
          </table:table-cell>
          <table:table-cell office:value-type="float" office:value="1.3269837235903" calcext:value-type="float">
            <text:p>1.3269837235903</text:p>
          </table:table-cell>
          <table:table-cell office:value-type="float" office:value="0.443823646770837" calcext:value-type="float">
            <text:p>0.443823646770837</text:p>
          </table:table-cell>
          <table:table-cell office:value-type="float" office:value="0.275283595936648" calcext:value-type="float">
            <text:p>0.275283595936648</text:p>
          </table:table-cell>
          <table:table-cell office:value-type="float" office:value="0.195224662300567" calcext:value-type="float">
            <text:p>0.195224662300567</text:p>
          </table:table-cell>
          <table:table-cell office:value-type="float" office:value="0.060502750287496" calcext:value-type="float">
            <text:p>0.0605027502874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5091450942233" calcext:value-type="float">
            <text:p>0.655091450942233</text:p>
          </table:table-cell>
          <table:table-cell office:value-type="float" office:value="1.23070061919067" calcext:value-type="float">
            <text:p>1.23070061919067</text:p>
          </table:table-cell>
          <table:table-cell office:value-type="float" office:value="0.469393574672" calcext:value-type="float">
            <text:p>0.469393574672</text:p>
          </table:table-cell>
          <table:table-cell office:value-type="float" office:value="0.179270141477924" calcext:value-type="float">
            <text:p>0.179270141477924</text:p>
          </table:table-cell>
          <table:table-cell office:value-type="float" office:value="0.128602047363527" calcext:value-type="float">
            <text:p>0.128602047363527</text:p>
          </table:table-cell>
          <table:table-cell office:value-type="float" office:value="0.082236826174301" calcext:value-type="float">
            <text:p>0.082236826174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825103987781" calcext:value-type="float">
            <text:p>0.77825103987781</text:p>
          </table:table-cell>
          <table:table-cell office:value-type="float" office:value="1.1520737131069" calcext:value-type="float">
            <text:p>1.1520737131069</text:p>
          </table:table-cell>
          <table:table-cell office:value-type="float" office:value="0.39298584068541" calcext:value-type="float">
            <text:p>0.39298584068541</text:p>
          </table:table-cell>
          <table:table-cell office:value-type="float" office:value="0.12894717487116" calcext:value-type="float">
            <text:p>0.12894717487116</text:p>
          </table:table-cell>
          <table:table-cell office:value-type="float" office:value="0.109451844352498" calcext:value-type="float">
            <text:p>0.109451844352498</text:p>
          </table:table-cell>
          <table:table-cell office:value-type="float" office:value="0.0586683930761351" calcext:value-type="float">
            <text:p>0.058668393076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8474974530396" calcext:value-type="float">
            <text:p>0.378474974530396</text:p>
          </table:table-cell>
          <table:table-cell office:value-type="float" office:value="1.30384254329907" calcext:value-type="float">
            <text:p>1.30384254329907</text:p>
          </table:table-cell>
          <table:table-cell office:value-type="float" office:value="0.622890674735157" calcext:value-type="float">
            <text:p>0.622890674735157</text:p>
          </table:table-cell>
          <table:table-cell office:value-type="float" office:value="0.207899030565403" calcext:value-type="float">
            <text:p>0.207899030565403</text:p>
          </table:table-cell>
          <table:table-cell office:value-type="float" office:value="0.133881485617875" calcext:value-type="float">
            <text:p>0.133881485617875</text:p>
          </table:table-cell>
          <table:table-cell office:value-type="float" office:value="0.0863068220319804" calcext:value-type="float">
            <text:p>0.086306822031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1758380048065" calcext:value-type="float">
            <text:p>0.381758380048065</text:p>
          </table:table-cell>
          <table:table-cell office:value-type="float" office:value="1.3360610209339" calcext:value-type="float">
            <text:p>1.3360610209339</text:p>
          </table:table-cell>
          <table:table-cell office:value-type="float" office:value="0.534625350662606" calcext:value-type="float">
            <text:p>0.534625350662606</text:p>
          </table:table-cell>
          <table:table-cell office:value-type="float" office:value="0.165973845724097" calcext:value-type="float">
            <text:p>0.165973845724097</text:p>
          </table:table-cell>
          <table:table-cell office:value-type="float" office:value="0.130265401727986" calcext:value-type="float">
            <text:p>0.130265401727986</text:p>
          </table:table-cell>
          <table:table-cell office:value-type="float" office:value="0.0729185835178009" calcext:value-type="float">
            <text:p>0.0729185835178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7589900181514" calcext:value-type="float">
            <text:p>0.507589900181514</text:p>
          </table:table-cell>
          <table:table-cell office:value-type="float" office:value="1.26237660678671" calcext:value-type="float">
            <text:p>1.26237660678671</text:p>
          </table:table-cell>
          <table:table-cell office:value-type="float" office:value="0.492767847945373" calcext:value-type="float">
            <text:p>0.492767847945373</text:p>
          </table:table-cell>
          <table:table-cell office:value-type="float" office:value="0.159725412765502" calcext:value-type="float">
            <text:p>0.159725412765502</text:p>
          </table:table-cell>
          <table:table-cell office:value-type="float" office:value="0.154813900480186" calcext:value-type="float">
            <text:p>0.154813900480186</text:p>
          </table:table-cell>
          <table:table-cell office:value-type="float" office:value="0.0740049671455215" calcext:value-type="float">
            <text:p>0.0740049671455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5416843088318" calcext:value-type="float">
            <text:p>0.565416843088318</text:p>
          </table:table-cell>
          <table:table-cell office:value-type="float" office:value="1.25268312114542" calcext:value-type="float">
            <text:p>1.25268312114542</text:p>
          </table:table-cell>
          <table:table-cell office:value-type="float" office:value="0.477337360276973" calcext:value-type="float">
            <text:p>0.477337360276973</text:p>
          </table:table-cell>
          <table:table-cell office:value-type="float" office:value="0.187706863878359" calcext:value-type="float">
            <text:p>0.187706863878359</text:p>
          </table:table-cell>
          <table:table-cell office:value-type="float" office:value="0.143367326560115" calcext:value-type="float">
            <text:p>0.143367326560115</text:p>
          </table:table-cell>
          <table:table-cell office:value-type="float" office:value="0.0633788795180313" calcext:value-type="float">
            <text:p>0.0633788795180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6943258689802" calcext:value-type="float">
            <text:p>0.946943258689802</text:p>
          </table:table-cell>
          <table:table-cell office:value-type="float" office:value="0.985352799495937" calcext:value-type="float">
            <text:p>0.985352799495937</text:p>
          </table:table-cell>
          <table:table-cell office:value-type="float" office:value="0.401650840501355" calcext:value-type="float">
            <text:p>0.401650840501355</text:p>
          </table:table-cell>
          <table:table-cell office:value-type="float" office:value="0.147588198635183" calcext:value-type="float">
            <text:p>0.147588198635183</text:p>
          </table:table-cell>
          <table:table-cell office:value-type="float" office:value="0.120644745694798" calcext:value-type="float">
            <text:p>0.120644745694798</text:p>
          </table:table-cell>
          <table:table-cell office:value-type="float" office:value="0.0560577136403545" calcext:value-type="float">
            <text:p>0.056057713640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2706389104349" calcext:value-type="float">
            <text:p>0.832706389104349</text:p>
          </table:table-cell>
          <table:table-cell office:value-type="float" office:value="1.1043473425939" calcext:value-type="float">
            <text:p>1.1043473425939</text:p>
          </table:table-cell>
          <table:table-cell office:value-type="float" office:value="0.355316310407864" calcext:value-type="float">
            <text:p>0.355316310407864</text:p>
          </table:table-cell>
          <table:table-cell office:value-type="float" office:value="0.172010170617771" calcext:value-type="float">
            <text:p>0.172010170617771</text:p>
          </table:table-cell>
          <table:table-cell office:value-type="float" office:value="0.131499202378826" calcext:value-type="float">
            <text:p>0.131499202378826</text:p>
          </table:table-cell>
          <table:table-cell office:value-type="float" office:value="0.0514132014432142" calcext:value-type="float">
            <text:p>0.051413201443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7813611711026" calcext:value-type="float">
            <text:p>0.457813611711026</text:p>
          </table:table-cell>
          <table:table-cell office:value-type="float" office:value="1.36673654073498" calcext:value-type="float">
            <text:p>1.36673654073498</text:p>
          </table:table-cell>
          <table:table-cell office:value-type="float" office:value="0.302162980736502" calcext:value-type="float">
            <text:p>0.302162980736502</text:p>
          </table:table-cell>
          <table:table-cell office:value-type="float" office:value="0.165217989085714" calcext:value-type="float">
            <text:p>0.165217989085714</text:p>
          </table:table-cell>
          <table:table-cell office:value-type="float" office:value="0.122573615264687" calcext:value-type="float">
            <text:p>0.122573615264687</text:p>
          </table:table-cell>
          <table:table-cell office:value-type="float" office:value="0.0464739249567532" calcext:value-type="float">
            <text:p>0.0464739249567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7102893848525" calcext:value-type="float">
            <text:p>0.467102893848525</text:p>
          </table:table-cell>
          <table:table-cell office:value-type="float" office:value="1.36550359005015" calcext:value-type="float">
            <text:p>1.36550359005015</text:p>
          </table:table-cell>
          <table:table-cell office:value-type="float" office:value="0.269526614828582" calcext:value-type="float">
            <text:p>0.269526614828582</text:p>
          </table:table-cell>
          <table:table-cell office:value-type="float" office:value="0.163809392483903" calcext:value-type="float">
            <text:p>0.163809392483903</text:p>
          </table:table-cell>
          <table:table-cell office:value-type="float" office:value="0.117841635026933" calcext:value-type="float">
            <text:p>0.117841635026933</text:p>
          </table:table-cell>
          <table:table-cell office:value-type="float" office:value="0.0396526375222811" calcext:value-type="float">
            <text:p>0.039652637522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4458177937602" calcext:value-type="float">
            <text:p>0.344458177937602</text:p>
          </table:table-cell>
          <table:table-cell office:value-type="float" office:value="1.35611413892635" calcext:value-type="float">
            <text:p>1.35611413892635</text:p>
          </table:table-cell>
          <table:table-cell office:value-type="float" office:value="0.477499532181562" calcext:value-type="float">
            <text:p>0.477499532181562</text:p>
          </table:table-cell>
          <table:table-cell office:value-type="float" office:value="0.158805756096641" calcext:value-type="float">
            <text:p>0.158805756096641</text:p>
          </table:table-cell>
          <table:table-cell office:value-type="float" office:value="0.125684938820595" calcext:value-type="float">
            <text:p>0.125684938820595</text:p>
          </table:table-cell>
          <table:table-cell office:value-type="float" office:value="0.0731141206865089" calcext:value-type="float">
            <text:p>0.0731141206865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1049001765008" calcext:value-type="float">
            <text:p>0.321049001765008</text:p>
          </table:table-cell>
          <table:table-cell office:value-type="float" office:value="1.38408541622725" calcext:value-type="float">
            <text:p>1.38408541622725</text:p>
          </table:table-cell>
          <table:table-cell office:value-type="float" office:value="0.422082096389899" calcext:value-type="float">
            <text:p>0.422082096389899</text:p>
          </table:table-cell>
          <table:table-cell office:value-type="float" office:value="0.165697556519582" calcext:value-type="float">
            <text:p>0.165697556519582</text:p>
          </table:table-cell>
          <table:table-cell office:value-type="float" office:value="0.132331399205153" calcext:value-type="float">
            <text:p>0.132331399205153</text:p>
          </table:table-cell>
          <table:table-cell office:value-type="float" office:value="0.0596255443827328" calcext:value-type="float">
            <text:p>0.0596255443827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5046015900804" calcext:value-type="float">
            <text:p>0.535046015900804</text:p>
          </table:table-cell>
          <table:table-cell office:value-type="float" office:value="1.27111291142316" calcext:value-type="float">
            <text:p>1.27111291142316</text:p>
          </table:table-cell>
          <table:table-cell office:value-type="float" office:value="0.431300350906997" calcext:value-type="float">
            <text:p>0.431300350906997</text:p>
          </table:table-cell>
          <table:table-cell office:value-type="float" office:value="0.190327284012319" calcext:value-type="float">
            <text:p>0.190327284012319</text:p>
          </table:table-cell>
          <table:table-cell office:value-type="float" office:value="0.117302402030159" calcext:value-type="float">
            <text:p>0.117302402030159</text:p>
          </table:table-cell>
          <table:table-cell office:value-type="float" office:value="0.0669753505539436" calcext:value-type="float">
            <text:p>0.0669753505539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127921464571" calcext:value-type="float">
            <text:p>0.52127921464571</text:p>
          </table:table-cell>
          <table:table-cell office:value-type="float" office:value="1.31593684717187" calcext:value-type="float">
            <text:p>1.31593684717187</text:p>
          </table:table-cell>
          <table:table-cell office:value-type="float" office:value="0.382549139395399" calcext:value-type="float">
            <text:p>0.382549139395399</text:p>
          </table:table-cell>
          <table:table-cell office:value-type="float" office:value="0.152759741665323" calcext:value-type="float">
            <text:p>0.152759741665323</text:p>
          </table:table-cell>
          <table:table-cell office:value-type="float" office:value="0.110376105666301" calcext:value-type="float">
            <text:p>0.110376105666301</text:p>
          </table:table-cell>
          <table:table-cell office:value-type="float" office:value="0.0752651643792345" calcext:value-type="float">
            <text:p>0.0752651643792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7684375351883" calcext:value-type="float">
            <text:p>0.587684375351883</text:p>
          </table:table-cell>
          <table:table-cell office:value-type="float" office:value="1.25514060387704" calcext:value-type="float">
            <text:p>1.25514060387704</text:p>
          </table:table-cell>
          <table:table-cell office:value-type="float" office:value="0.449793516245029" calcext:value-type="float">
            <text:p>0.449793516245029</text:p>
          </table:table-cell>
          <table:table-cell office:value-type="float" office:value="0.184384466005704" calcext:value-type="float">
            <text:p>0.184384466005704</text:p>
          </table:table-cell>
          <table:table-cell office:value-type="float" office:value="0.143693094220425" calcext:value-type="float">
            <text:p>0.143693094220425</text:p>
          </table:table-cell>
          <table:table-cell office:value-type="float" office:value="0.0686708211950247" calcext:value-type="float">
            <text:p>0.0686708211950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0419085679585" calcext:value-type="float">
            <text:p>0.590419085679585</text:p>
          </table:table-cell>
          <table:table-cell office:value-type="float" office:value="1.26937896846597" calcext:value-type="float">
            <text:p>1.26937896846597</text:p>
          </table:table-cell>
          <table:table-cell office:value-type="float" office:value="0.394279105673852" calcext:value-type="float">
            <text:p>0.394279105673852</text:p>
          </table:table-cell>
          <table:table-cell office:value-type="float" office:value="0.150233134949324" calcext:value-type="float">
            <text:p>0.150233134949324</text:p>
          </table:table-cell>
          <table:table-cell office:value-type="float" office:value="0.112160618025446" calcext:value-type="float">
            <text:p>0.112160618025446</text:p>
          </table:table-cell>
          <table:table-cell office:value-type="float" office:value="0.0486427065970254" calcext:value-type="float">
            <text:p>0.048642706597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6378666759352" calcext:value-type="float">
            <text:p>0.676378666759352</text:p>
          </table:table-cell>
          <table:table-cell office:value-type="float" office:value="1.14010528549524" calcext:value-type="float">
            <text:p>1.14010528549524</text:p>
          </table:table-cell>
          <table:table-cell office:value-type="float" office:value="0.542042687872006" calcext:value-type="float">
            <text:p>0.542042687872006</text:p>
          </table:table-cell>
          <table:table-cell office:value-type="float" office:value="0.201244230047774" calcext:value-type="float">
            <text:p>0.201244230047774</text:p>
          </table:table-cell>
          <table:table-cell office:value-type="float" office:value="0.151963025976617" calcext:value-type="float">
            <text:p>0.151963025976617</text:p>
          </table:table-cell>
          <table:table-cell office:value-type="float" office:value="0.068614901337543" calcext:value-type="float">
            <text:p>0.0686149013375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6883927834985" calcext:value-type="float">
            <text:p>0.536883927834985</text:p>
          </table:table-cell>
          <table:table-cell office:value-type="float" office:value="1.25530892174569" calcext:value-type="float">
            <text:p>1.25530892174569</text:p>
          </table:table-cell>
          <table:table-cell office:value-type="float" office:value="0.546372985978785" calcext:value-type="float">
            <text:p>0.546372985978785</text:p>
          </table:table-cell>
          <table:table-cell office:value-type="float" office:value="0.234182418732614" calcext:value-type="float">
            <text:p>0.234182418732614</text:p>
          </table:table-cell>
          <table:table-cell office:value-type="float" office:value="0.175391586093528" calcext:value-type="float">
            <text:p>0.175391586093528</text:p>
          </table:table-cell>
          <table:table-cell office:value-type="float" office:value="0.0978683142273994" calcext:value-type="float">
            <text:p>0.0978683142273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2846849156341" calcext:value-type="float">
            <text:p>0.222846849156341</text:p>
          </table:table-cell>
          <table:table-cell office:value-type="float" office:value="1.4892385071607" calcext:value-type="float">
            <text:p>1.4892385071607</text:p>
          </table:table-cell>
          <table:table-cell office:value-type="float" office:value="0.614725073402116" calcext:value-type="float">
            <text:p>0.614725073402116</text:p>
          </table:table-cell>
          <table:table-cell office:value-type="float" office:value="0.204147167058217" calcext:value-type="float">
            <text:p>0.204147167058217</text:p>
          </table:table-cell>
          <table:table-cell office:value-type="float" office:value="0.177059601946264" calcext:value-type="float">
            <text:p>0.177059601946264</text:p>
          </table:table-cell>
          <table:table-cell office:value-type="float" office:value="0.101407116591953" calcext:value-type="float">
            <text:p>0.1014071165919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8009403943109" calcext:value-type="float">
            <text:p>0.358009403943109</text:p>
          </table:table-cell>
          <table:table-cell office:value-type="float" office:value="1.42276526151746" calcext:value-type="float">
            <text:p>1.42276526151746</text:p>
          </table:table-cell>
          <table:table-cell office:value-type="float" office:value="0.446859166525977" calcext:value-type="float">
            <text:p>0.446859166525977</text:p>
          </table:table-cell>
          <table:table-cell office:value-type="float" office:value="0.182807619253137" calcext:value-type="float">
            <text:p>0.182807619253137</text:p>
          </table:table-cell>
          <table:table-cell office:value-type="float" office:value="0.151497740326186" calcext:value-type="float">
            <text:p>0.151497740326186</text:p>
          </table:table-cell>
          <table:table-cell office:value-type="float" office:value="0.0717652528524524" calcext:value-type="float">
            <text:p>0.0717652528524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3954179738329" calcext:value-type="float">
            <text:p>0.803954179738329</text:p>
          </table:table-cell>
          <table:table-cell office:value-type="float" office:value="1.05952617034802" calcext:value-type="float">
            <text:p>1.05952617034802</text:p>
          </table:table-cell>
          <table:table-cell office:value-type="float" office:value="0.533564185176876" calcext:value-type="float">
            <text:p>0.533564185176876</text:p>
          </table:table-cell>
          <table:table-cell office:value-type="float" office:value="0.213867521110343" calcext:value-type="float">
            <text:p>0.213867521110343</text:p>
          </table:table-cell>
          <table:table-cell office:value-type="float" office:value="0.163083160440319" calcext:value-type="float">
            <text:p>0.163083160440319</text:p>
          </table:table-cell>
          <table:table-cell office:value-type="float" office:value="0.055549146726429" calcext:value-type="float">
            <text:p>0.055549146726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8835433008013" calcext:value-type="float">
            <text:p>0.978835433008013</text:p>
          </table:table-cell>
          <table:table-cell office:value-type="float" office:value="0.922086927420238" calcext:value-type="float">
            <text:p>0.922086927420238</text:p>
          </table:table-cell>
          <table:table-cell office:value-type="float" office:value="0.438799125536064" calcext:value-type="float">
            <text:p>0.438799125536064</text:p>
          </table:table-cell>
          <table:table-cell office:value-type="float" office:value="0.186420617544615" calcext:value-type="float">
            <text:p>0.186420617544615</text:p>
          </table:table-cell>
          <table:table-cell office:value-type="float" office:value="0.137474126552202" calcext:value-type="float">
            <text:p>0.137474126552202</text:p>
          </table:table-cell>
          <table:table-cell office:value-type="float" office:value="0.0661439269232544" calcext:value-type="float">
            <text:p>0.066143926923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3657805823455" calcext:value-type="float">
            <text:p>0.653657805823455</text:p>
          </table:table-cell>
          <table:table-cell office:value-type="float" office:value="1.23904460875466" calcext:value-type="float">
            <text:p>1.23904460875466</text:p>
          </table:table-cell>
          <table:table-cell office:value-type="float" office:value="0.542846067803155" calcext:value-type="float">
            <text:p>0.542846067803155</text:p>
          </table:table-cell>
          <table:table-cell office:value-type="float" office:value="0.184190499809219" calcext:value-type="float">
            <text:p>0.184190499809219</text:p>
          </table:table-cell>
          <table:table-cell office:value-type="float" office:value="0.131045720827412" calcext:value-type="float">
            <text:p>0.131045720827412</text:p>
          </table:table-cell>
          <table:table-cell office:value-type="float" office:value="0.0697092216673175" calcext:value-type="float">
            <text:p>0.069709221667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75484686400013" calcext:value-type="float">
            <text:p>0.875484686400013</text:p>
          </table:table-cell>
          <table:table-cell office:value-type="float" office:value="1.06795546892489" calcext:value-type="float">
            <text:p>1.06795546892489</text:p>
          </table:table-cell>
          <table:table-cell office:value-type="float" office:value="0.449069286532977" calcext:value-type="float">
            <text:p>0.449069286532977</text:p>
          </table:table-cell>
          <table:table-cell office:value-type="float" office:value="0.139342337499549" calcext:value-type="float">
            <text:p>0.139342337499549</text:p>
          </table:table-cell>
          <table:table-cell office:value-type="float" office:value="0.110197515629526" calcext:value-type="float">
            <text:p>0.110197515629526</text:p>
          </table:table-cell>
          <table:table-cell office:value-type="float" office:value="0.0609566503297763" calcext:value-type="float">
            <text:p>0.060956650329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3423368065973" calcext:value-type="float">
            <text:p>0.363423368065973</text:p>
          </table:table-cell>
          <table:table-cell office:value-type="float" office:value="1.38730848016016" calcext:value-type="float">
            <text:p>1.38730848016016</text:p>
          </table:table-cell>
          <table:table-cell office:value-type="float" office:value="0.621202891217678" calcext:value-type="float">
            <text:p>0.621202891217678</text:p>
          </table:table-cell>
          <table:table-cell office:value-type="float" office:value="0.210631463882205" calcext:value-type="float">
            <text:p>0.210631463882205</text:p>
          </table:table-cell>
          <table:table-cell office:value-type="float" office:value="0.144645495574505" calcext:value-type="float">
            <text:p>0.144645495574505</text:p>
          </table:table-cell>
          <table:table-cell office:value-type="float" office:value="0.0703570343768166" calcext:value-type="float">
            <text:p>0.0703570343768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9343976255492" calcext:value-type="float">
            <text:p>0.319343976255492</text:p>
          </table:table-cell>
          <table:table-cell office:value-type="float" office:value="1.43698166145505" calcext:value-type="float">
            <text:p>1.43698166145505</text:p>
          </table:table-cell>
          <table:table-cell office:value-type="float" office:value="0.53830433561303" calcext:value-type="float">
            <text:p>0.53830433561303</text:p>
          </table:table-cell>
          <table:table-cell office:value-type="float" office:value="0.187199857516781" calcext:value-type="float">
            <text:p>0.187199857516781</text:p>
          </table:table-cell>
          <table:table-cell office:value-type="float" office:value="0.143090282704766" calcext:value-type="float">
            <text:p>0.143090282704766</text:p>
          </table:table-cell>
          <table:table-cell office:value-type="float" office:value="0.0669319555243125" calcext:value-type="float">
            <text:p>0.0669319555243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4395557994405" calcext:value-type="float">
            <text:p>0.444395557994405</text:p>
          </table:table-cell>
          <table:table-cell office:value-type="float" office:value="1.35186765778074" calcext:value-type="float">
            <text:p>1.35186765778074</text:p>
          </table:table-cell>
          <table:table-cell office:value-type="float" office:value="0.541782416553833" calcext:value-type="float">
            <text:p>0.541782416553833</text:p>
          </table:table-cell>
          <table:table-cell office:value-type="float" office:value="0.197349745015078" calcext:value-type="float">
            <text:p>0.197349745015078</text:p>
          </table:table-cell>
          <table:table-cell office:value-type="float" office:value="0.13637837042013" calcext:value-type="float">
            <text:p>0.13637837042013</text:p>
          </table:table-cell>
          <table:table-cell office:value-type="float" office:value="0.0613970113853551" calcext:value-type="float">
            <text:p>0.0613970113853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37777745607" calcext:value-type="float">
            <text:p>0.3937777745607</text:p>
          </table:table-cell>
          <table:table-cell office:value-type="float" office:value="1.39293170215589" calcext:value-type="float">
            <text:p>1.39293170215589</text:p>
          </table:table-cell>
          <table:table-cell office:value-type="float" office:value="0.543687623831997" calcext:value-type="float">
            <text:p>0.543687623831997</text:p>
          </table:table-cell>
          <table:table-cell office:value-type="float" office:value="0.195263102758295" calcext:value-type="float">
            <text:p>0.195263102758295</text:p>
          </table:table-cell>
          <table:table-cell office:value-type="float" office:value="0.145958319098137" calcext:value-type="float">
            <text:p>0.145958319098137</text:p>
          </table:table-cell>
          <table:table-cell office:value-type="float" office:value="0.084700942930002" calcext:value-type="float">
            <text:p>0.0847009429300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9829504715121" calcext:value-type="float">
            <text:p>0.809829504715121</text:p>
          </table:table-cell>
          <table:table-cell office:value-type="float" office:value="1.0705483044345" calcext:value-type="float">
            <text:p>1.0705483044345</text:p>
          </table:table-cell>
          <table:table-cell office:value-type="float" office:value="0.523570976292469" calcext:value-type="float">
            <text:p>0.523570976292469</text:p>
          </table:table-cell>
          <table:table-cell office:value-type="float" office:value="0.219639887110348" calcext:value-type="float">
            <text:p>0.219639887110348</text:p>
          </table:table-cell>
          <table:table-cell office:value-type="float" office:value="0.153531151742507" calcext:value-type="float">
            <text:p>0.153531151742507</text:p>
          </table:table-cell>
          <table:table-cell office:value-type="float" office:value="0.053464597279496" calcext:value-type="float">
            <text:p>0.0534645972794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0512115047763" calcext:value-type="float">
            <text:p>0.730512115047763</text:p>
          </table:table-cell>
          <table:table-cell office:value-type="float" office:value="1.143163754886" calcext:value-type="float">
            <text:p>1.143163754886</text:p>
          </table:table-cell>
          <table:table-cell office:value-type="float" office:value="0.485816022435847" calcext:value-type="float">
            <text:p>0.485816022435847</text:p>
          </table:table-cell>
          <table:table-cell office:value-type="float" office:value="0.188464851180427" calcext:value-type="float">
            <text:p>0.188464851180427</text:p>
          </table:table-cell>
          <table:table-cell office:value-type="float" office:value="0.132658774398057" calcext:value-type="float">
            <text:p>0.132658774398057</text:p>
          </table:table-cell>
          <table:table-cell office:value-type="float" office:value="0.0717760015885263" calcext:value-type="float">
            <text:p>0.0717760015885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8278788064631" calcext:value-type="float">
            <text:p>0.718278788064631</text:p>
          </table:table-cell>
          <table:table-cell office:value-type="float" office:value="1.13996227369505" calcext:value-type="float">
            <text:p>1.13996227369505</text:p>
          </table:table-cell>
          <table:table-cell office:value-type="float" office:value="0.439887530372545" calcext:value-type="float">
            <text:p>0.439887530372545</text:p>
          </table:table-cell>
          <table:table-cell office:value-type="float" office:value="0.197478552568745" calcext:value-type="float">
            <text:p>0.197478552568745</text:p>
          </table:table-cell>
          <table:table-cell office:value-type="float" office:value="0.137756119776361" calcext:value-type="float">
            <text:p>0.137756119776361</text:p>
          </table:table-cell>
          <table:table-cell office:value-type="float" office:value="0.070330519642157" calcext:value-type="float">
            <text:p>0.070330519642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2699492196316" calcext:value-type="float">
            <text:p>0.772699492196316</text:p>
          </table:table-cell>
          <table:table-cell office:value-type="float" office:value="1.12336304909515" calcext:value-type="float">
            <text:p>1.12336304909515</text:p>
          </table:table-cell>
          <table:table-cell office:value-type="float" office:value="0.357573870621144" calcext:value-type="float">
            <text:p>0.357573870621144</text:p>
          </table:table-cell>
          <table:table-cell office:value-type="float" office:value="0.147919728401524" calcext:value-type="float">
            <text:p>0.147919728401524</text:p>
          </table:table-cell>
          <table:table-cell office:value-type="float" office:value="0.113569762428298" calcext:value-type="float">
            <text:p>0.113569762428298</text:p>
          </table:table-cell>
          <table:table-cell office:value-type="float" office:value="0.0518871564901199" calcext:value-type="float">
            <text:p>0.05188715649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6216243432911" calcext:value-type="float">
            <text:p>0.546216243432911</text:p>
          </table:table-cell>
          <table:table-cell office:value-type="float" office:value="1.31754864130862" calcext:value-type="float">
            <text:p>1.31754864130862</text:p>
          </table:table-cell>
          <table:table-cell office:value-type="float" office:value="0.53762473516936" calcext:value-type="float">
            <text:p>0.53762473516936</text:p>
          </table:table-cell>
          <table:table-cell office:value-type="float" office:value="0.156165827777262" calcext:value-type="float">
            <text:p>0.156165827777262</text:p>
          </table:table-cell>
          <table:table-cell office:value-type="float" office:value="0.113580508266833" calcext:value-type="float">
            <text:p>0.113580508266833</text:p>
          </table:table-cell>
          <table:table-cell office:value-type="float" office:value="0.0708512478023511" calcext:value-type="float">
            <text:p>0.0708512478023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2152713863145" calcext:value-type="float">
            <text:p>0.712152713863145</text:p>
          </table:table-cell>
          <table:table-cell office:value-type="float" office:value="1.17114402004988" calcext:value-type="float">
            <text:p>1.17114402004988</text:p>
          </table:table-cell>
          <table:table-cell office:value-type="float" office:value="0.39455278106538" calcext:value-type="float">
            <text:p>0.39455278106538</text:p>
          </table:table-cell>
          <table:table-cell office:value-type="float" office:value="0.121904470882083" calcext:value-type="float">
            <text:p>0.121904470882083</text:p>
          </table:table-cell>
          <table:table-cell office:value-type="float" office:value="0.102788486599873" calcext:value-type="float">
            <text:p>0.102788486599873</text:p>
          </table:table-cell>
          <table:table-cell office:value-type="float" office:value="0.0512449449353973" calcext:value-type="float">
            <text:p>0.0512449449353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0787494209306" calcext:value-type="float">
            <text:p>0.410787494209306</text:p>
          </table:table-cell>
          <table:table-cell office:value-type="float" office:value="1.40049584723117" calcext:value-type="float">
            <text:p>1.40049584723117</text:p>
          </table:table-cell>
          <table:table-cell office:value-type="float" office:value="0.484163515714714" calcext:value-type="float">
            <text:p>0.484163515714714</text:p>
          </table:table-cell>
          <table:table-cell office:value-type="float" office:value="0.16202142265069" calcext:value-type="float">
            <text:p>0.16202142265069</text:p>
          </table:table-cell>
          <table:table-cell office:value-type="float" office:value="0.122033348767008" calcext:value-type="float">
            <text:p>0.122033348767008</text:p>
          </table:table-cell>
          <table:table-cell office:value-type="float" office:value="0.0605425025388241" calcext:value-type="float">
            <text:p>0.0605425025388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16788665516" calcext:value-type="float">
            <text:p>0.45816788665516</text:p>
          </table:table-cell>
          <table:table-cell office:value-type="float" office:value="1.35848589522809" calcext:value-type="float">
            <text:p>1.35848589522809</text:p>
          </table:table-cell>
          <table:table-cell office:value-type="float" office:value="0.427523402615812" calcext:value-type="float">
            <text:p>0.427523402615812</text:p>
          </table:table-cell>
          <table:table-cell office:value-type="float" office:value="0.131070649311123" calcext:value-type="float">
            <text:p>0.131070649311123</text:p>
          </table:table-cell>
          <table:table-cell office:value-type="float" office:value="0.107197680259156" calcext:value-type="float">
            <text:p>0.107197680259156</text:p>
          </table:table-cell>
          <table:table-cell office:value-type="float" office:value="0.0660706566498578" calcext:value-type="float">
            <text:p>0.0660706566498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4670602655546" calcext:value-type="float">
            <text:p>1.04670602655546</text:p>
          </table:table-cell>
          <table:table-cell office:value-type="float" office:value="0.938812568556742" calcext:value-type="float">
            <text:p>0.938812568556742</text:p>
          </table:table-cell>
          <table:table-cell office:value-type="float" office:value="0.366878822784754" calcext:value-type="float">
            <text:p>0.366878822784754</text:p>
          </table:table-cell>
          <table:table-cell office:value-type="float" office:value="0.171767011582157" calcext:value-type="float">
            <text:p>0.171767011582157</text:p>
          </table:table-cell>
          <table:table-cell office:value-type="float" office:value="0.118928898483049" calcext:value-type="float">
            <text:p>0.118928898483049</text:p>
          </table:table-cell>
          <table:table-cell office:value-type="float" office:value="0.062028074313931" calcext:value-type="float">
            <text:p>0.0620280743139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8139262791107" calcext:value-type="float">
            <text:p>1.08139262791107</text:p>
          </table:table-cell>
          <table:table-cell office:value-type="float" office:value="0.920742057322857" calcext:value-type="float">
            <text:p>0.920742057322857</text:p>
          </table:table-cell>
          <table:table-cell office:value-type="float" office:value="0.318900555683221" calcext:value-type="float">
            <text:p>0.318900555683221</text:p>
          </table:table-cell>
          <table:table-cell office:value-type="float" office:value="0.162643530924044" calcext:value-type="float">
            <text:p>0.162643530924044</text:p>
          </table:table-cell>
          <table:table-cell office:value-type="float" office:value="0.133368381871063" calcext:value-type="float">
            <text:p>0.133368381871063</text:p>
          </table:table-cell>
          <table:table-cell office:value-type="float" office:value="0.0561048766400691" calcext:value-type="float">
            <text:p>0.0561048766400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8048724681973" calcext:value-type="float">
            <text:p>0.348048724681973</text:p>
          </table:table-cell>
          <table:table-cell office:value-type="float" office:value="1.37567847330585" calcext:value-type="float">
            <text:p>1.37567847330585</text:p>
          </table:table-cell>
          <table:table-cell office:value-type="float" office:value="0.672263401037598" calcext:value-type="float">
            <text:p>0.672263401037598</text:p>
          </table:table-cell>
          <table:table-cell office:value-type="float" office:value="0.191651585586602" calcext:value-type="float">
            <text:p>0.191651585586602</text:p>
          </table:table-cell>
          <table:table-cell office:value-type="float" office:value="0.165561876146599" calcext:value-type="float">
            <text:p>0.165561876146599</text:p>
          </table:table-cell>
          <table:table-cell office:value-type="float" office:value="0.101066691977586" calcext:value-type="float">
            <text:p>0.1010666919775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0070873579763" calcext:value-type="float">
            <text:p>0.400070873579763</text:p>
          </table:table-cell>
          <table:table-cell office:value-type="float" office:value="1.34696697856636" calcext:value-type="float">
            <text:p>1.34696697856636</text:p>
          </table:table-cell>
          <table:table-cell office:value-type="float" office:value="0.577713076745408" calcext:value-type="float">
            <text:p>0.577713076745408</text:p>
          </table:table-cell>
          <table:table-cell office:value-type="float" office:value="0.161927363863428" calcext:value-type="float">
            <text:p>0.161927363863428</text:p>
          </table:table-cell>
          <table:table-cell office:value-type="float" office:value="0.128487071450859" calcext:value-type="float">
            <text:p>0.128487071450859</text:p>
          </table:table-cell>
          <table:table-cell office:value-type="float" office:value="0.0912704631971347" calcext:value-type="float">
            <text:p>0.0912704631971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6824596273698" calcext:value-type="float">
            <text:p>0.306824596273698</text:p>
          </table:table-cell>
          <table:table-cell office:value-type="float" office:value="1.389185529335" calcext:value-type="float">
            <text:p>1.389185529335</text:p>
          </table:table-cell>
          <table:table-cell office:value-type="float" office:value="0.769700843320474" calcext:value-type="float">
            <text:p>0.769700843320474</text:p>
          </table:table-cell>
          <table:table-cell office:value-type="float" office:value="0.19920247818625" calcext:value-type="float">
            <text:p>0.19920247818625</text:p>
          </table:table-cell>
          <table:table-cell office:value-type="float" office:value="0.170550516573671" calcext:value-type="float">
            <text:p>0.170550516573671</text:p>
          </table:table-cell>
          <table:table-cell office:value-type="float" office:value="0.108731966188254" calcext:value-type="float">
            <text:p>0.108731966188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1031570820169" calcext:value-type="float">
            <text:p>0.231031570820169</text:p>
          </table:table-cell>
          <table:table-cell office:value-type="float" office:value="1.45861906635726" calcext:value-type="float">
            <text:p>1.45861906635726</text:p>
          </table:table-cell>
          <table:table-cell office:value-type="float" office:value="0.881602450223826" calcext:value-type="float">
            <text:p>0.881602450223826</text:p>
          </table:table-cell>
          <table:table-cell office:value-type="float" office:value="0.343774832426047" calcext:value-type="float">
            <text:p>0.343774832426047</text:p>
          </table:table-cell>
          <table:table-cell office:value-type="float" office:value="0.243973070322895" calcext:value-type="float">
            <text:p>0.243973070322895</text:p>
          </table:table-cell>
          <table:table-cell office:value-type="float" office:value="0.212597042273453" calcext:value-type="float">
            <text:p>0.2125970422734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5430591261805" calcext:value-type="float">
            <text:p>0.695430591261805</text:p>
          </table:table-cell>
          <table:table-cell office:value-type="float" office:value="1.14702495716407" calcext:value-type="float">
            <text:p>1.14702495716407</text:p>
          </table:table-cell>
          <table:table-cell office:value-type="float" office:value="0.490229959540373" calcext:value-type="float">
            <text:p>0.490229959540373</text:p>
          </table:table-cell>
          <table:table-cell office:value-type="float" office:value="0.141490865797151" calcext:value-type="float">
            <text:p>0.141490865797151</text:p>
          </table:table-cell>
          <table:table-cell office:value-type="float" office:value="0.117746687122329" calcext:value-type="float">
            <text:p>0.117746687122329</text:p>
          </table:table-cell>
          <table:table-cell office:value-type="float" office:value="0.0722182233073611" calcext:value-type="float">
            <text:p>0.0722182233073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0030459189919" calcext:value-type="float">
            <text:p>0.790030459189919</text:p>
          </table:table-cell>
          <table:table-cell office:value-type="float" office:value="1.06883866089765" calcext:value-type="float">
            <text:p>1.06883866089765</text:p>
          </table:table-cell>
          <table:table-cell office:value-type="float" office:value="0.439853601313346" calcext:value-type="float">
            <text:p>0.439853601313346</text:p>
          </table:table-cell>
          <table:table-cell office:value-type="float" office:value="0.14346232717534" calcext:value-type="float">
            <text:p>0.14346232717534</text:p>
          </table:table-cell>
          <table:table-cell office:value-type="float" office:value="0.112797034431063" calcext:value-type="float">
            <text:p>0.112797034431063</text:p>
          </table:table-cell>
          <table:table-cell office:value-type="float" office:value="0.0509514135454589" calcext:value-type="float">
            <text:p>0.050951413545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3442453218197" calcext:value-type="float">
            <text:p>0.343442453218197</text:p>
          </table:table-cell>
          <table:table-cell office:value-type="float" office:value="1.35877165075674" calcext:value-type="float">
            <text:p>1.35877165075674</text:p>
          </table:table-cell>
          <table:table-cell office:value-type="float" office:value="0.534665059033214" calcext:value-type="float">
            <text:p>0.534665059033214</text:p>
          </table:table-cell>
          <table:table-cell office:value-type="float" office:value="0.251465644553392" calcext:value-type="float">
            <text:p>0.251465644553392</text:p>
          </table:table-cell>
          <table:table-cell office:value-type="float" office:value="0.148248418552729" calcext:value-type="float">
            <text:p>0.148248418552729</text:p>
          </table:table-cell>
          <table:table-cell office:value-type="float" office:value="0.0722914292264621" calcext:value-type="float">
            <text:p>0.0722914292264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8870621910671" calcext:value-type="float">
            <text:p>0.228870621910671</text:p>
          </table:table-cell>
          <table:table-cell office:value-type="float" office:value="1.4663653411429" calcext:value-type="float">
            <text:p>1.4663653411429</text:p>
          </table:table-cell>
          <table:table-cell office:value-type="float" office:value="0.51050559642473" calcext:value-type="float">
            <text:p>0.51050559642473</text:p>
          </table:table-cell>
          <table:table-cell office:value-type="float" office:value="0.253142634801363" calcext:value-type="float">
            <text:p>0.253142634801363</text:p>
          </table:table-cell>
          <table:table-cell office:value-type="float" office:value="0.179205330850909" calcext:value-type="float">
            <text:p>0.179205330850909</text:p>
          </table:table-cell>
          <table:table-cell office:value-type="float" office:value="0.0666467695522711" calcext:value-type="float">
            <text:p>0.0666467695522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7500604955885" calcext:value-type="float">
            <text:p>0.507500604955885</text:p>
          </table:table-cell>
          <table:table-cell office:value-type="float" office:value="1.29887286430081" calcext:value-type="float">
            <text:p>1.29887286430081</text:p>
          </table:table-cell>
          <table:table-cell office:value-type="float" office:value="0.539080538226292" calcext:value-type="float">
            <text:p>0.539080538226292</text:p>
          </table:table-cell>
          <table:table-cell office:value-type="float" office:value="0.210896169001439" calcext:value-type="float">
            <text:p>0.210896169001439</text:p>
          </table:table-cell>
          <table:table-cell office:value-type="float" office:value="0.153007495291874" calcext:value-type="float">
            <text:p>0.153007495291874</text:p>
          </table:table-cell>
          <table:table-cell office:value-type="float" office:value="0.0653475317225656" calcext:value-type="float">
            <text:p>0.0653475317225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900388330922" calcext:value-type="float">
            <text:p>0.515900388330922</text:p>
          </table:table-cell>
          <table:table-cell office:value-type="float" office:value="1.3103047322611" calcext:value-type="float">
            <text:p>1.3103047322611</text:p>
          </table:table-cell>
          <table:table-cell office:value-type="float" office:value="0.442908069848563" calcext:value-type="float">
            <text:p>0.442908069848563</text:p>
          </table:table-cell>
          <table:table-cell office:value-type="float" office:value="0.160915650084246" calcext:value-type="float">
            <text:p>0.160915650084246</text:p>
          </table:table-cell>
          <table:table-cell office:value-type="float" office:value="0.125931932418345" calcext:value-type="float">
            <text:p>0.125931932418345</text:p>
          </table:table-cell>
          <table:table-cell office:value-type="float" office:value="0.0720988162042716" calcext:value-type="float">
            <text:p>0.0720988162042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9723782062214" calcext:value-type="float">
            <text:p>0.579723782062214</text:p>
          </table:table-cell>
          <table:table-cell office:value-type="float" office:value="1.19859154356109" calcext:value-type="float">
            <text:p>1.19859154356109</text:p>
          </table:table-cell>
          <table:table-cell office:value-type="float" office:value="0.556565436586894" calcext:value-type="float">
            <text:p>0.556565436586894</text:p>
          </table:table-cell>
          <table:table-cell office:value-type="float" office:value="0.196439859480087" calcext:value-type="float">
            <text:p>0.196439859480087</text:p>
          </table:table-cell>
          <table:table-cell office:value-type="float" office:value="0.149353513461543" calcext:value-type="float">
            <text:p>0.149353513461543</text:p>
          </table:table-cell>
          <table:table-cell office:value-type="float" office:value="0.0937141411422816" calcext:value-type="float">
            <text:p>0.0937141411422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7339034543846" calcext:value-type="float">
            <text:p>0.577339034543846</text:p>
          </table:table-cell>
          <table:table-cell office:value-type="float" office:value="1.22028983033385" calcext:value-type="float">
            <text:p>1.22028983033385</text:p>
          </table:table-cell>
          <table:table-cell office:value-type="float" office:value="0.528856578370543" calcext:value-type="float">
            <text:p>0.528856578370543</text:p>
          </table:table-cell>
          <table:table-cell office:value-type="float" office:value="0.220924390458822" calcext:value-type="float">
            <text:p>0.220924390458822</text:p>
          </table:table-cell>
          <table:table-cell office:value-type="float" office:value="0.181084981859665" calcext:value-type="float">
            <text:p>0.181084981859665</text:p>
          </table:table-cell>
          <table:table-cell office:value-type="float" office:value="0.0828435978408594" calcext:value-type="float">
            <text:p>0.0828435978408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5689142090458" calcext:value-type="float">
            <text:p>0.385689142090458</text:p>
          </table:table-cell>
          <table:table-cell office:value-type="float" office:value="1.31686228431387" calcext:value-type="float">
            <text:p>1.31686228431387</text:p>
          </table:table-cell>
          <table:table-cell office:value-type="float" office:value="0.650808385696772" calcext:value-type="float">
            <text:p>0.650808385696772</text:p>
          </table:table-cell>
          <table:table-cell office:value-type="float" office:value="0.184383751702198" calcext:value-type="float">
            <text:p>0.184383751702198</text:p>
          </table:table-cell>
          <table:table-cell office:value-type="float" office:value="0.140654192344846" calcext:value-type="float">
            <text:p>0.140654192344846</text:p>
          </table:table-cell>
          <table:table-cell office:value-type="float" office:value="0.0855534004671778" calcext:value-type="float">
            <text:p>0.0855534004671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1438311895143" calcext:value-type="float">
            <text:p>0.391438311895143</text:p>
          </table:table-cell>
          <table:table-cell office:value-type="float" office:value="1.31966870261741" calcext:value-type="float">
            <text:p>1.31966870261741</text:p>
          </table:table-cell>
          <table:table-cell office:value-type="float" office:value="0.562701495138402" calcext:value-type="float">
            <text:p>0.562701495138402</text:p>
          </table:table-cell>
          <table:table-cell office:value-type="float" office:value="0.186226738717987" calcext:value-type="float">
            <text:p>0.186226738717987</text:p>
          </table:table-cell>
          <table:table-cell office:value-type="float" office:value="0.149409392676356" calcext:value-type="float">
            <text:p>0.149409392676356</text:p>
          </table:table-cell>
          <table:table-cell office:value-type="float" office:value="0.0760152072819591" calcext:value-type="float">
            <text:p>0.0760152072819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8877797331618" calcext:value-type="float">
            <text:p>0.518877797331618</text:p>
          </table:table-cell>
          <table:table-cell office:value-type="float" office:value="1.32979127647284" calcext:value-type="float">
            <text:p>1.32979127647284</text:p>
          </table:table-cell>
          <table:table-cell office:value-type="float" office:value="0.383498462223909" calcext:value-type="float">
            <text:p>0.383498462223909</text:p>
          </table:table-cell>
          <table:table-cell office:value-type="float" office:value="0.209751663076526" calcext:value-type="float">
            <text:p>0.209751663076526</text:p>
          </table:table-cell>
          <table:table-cell office:value-type="float" office:value="0.137422275137753" calcext:value-type="float">
            <text:p>0.137422275137753</text:p>
          </table:table-cell>
          <table:table-cell office:value-type="float" office:value="0.0496118209033364" calcext:value-type="float">
            <text:p>0.0496118209033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802032606874" calcext:value-type="float">
            <text:p>0.46802032606874</text:p>
          </table:table-cell>
          <table:table-cell office:value-type="float" office:value="1.38489411058827" calcext:value-type="float">
            <text:p>1.38489411058827</text:p>
          </table:table-cell>
          <table:table-cell office:value-type="float" office:value="0.320534871210209" calcext:value-type="float">
            <text:p>0.320534871210209</text:p>
          </table:table-cell>
          <table:table-cell office:value-type="float" office:value="0.199486871115332" calcext:value-type="float">
            <text:p>0.199486871115332</text:p>
          </table:table-cell>
          <table:table-cell office:value-type="float" office:value="0.147053271377407" calcext:value-type="float">
            <text:p>0.147053271377407</text:p>
          </table:table-cell>
          <table:table-cell office:value-type="float" office:value="0.0441642811640024" calcext:value-type="float">
            <text:p>0.044164281164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121461866436" calcext:value-type="float">
            <text:p>0.996121461866436</text:p>
          </table:table-cell>
          <table:table-cell office:value-type="float" office:value="0.897283247364658" calcext:value-type="float">
            <text:p>0.897283247364658</text:p>
          </table:table-cell>
          <table:table-cell office:value-type="float" office:value="0.648732550476876" calcext:value-type="float">
            <text:p>0.648732550476876</text:p>
          </table:table-cell>
          <table:table-cell office:value-type="float" office:value="0.235740603569385" calcext:value-type="float">
            <text:p>0.235740603569385</text:p>
          </table:table-cell>
          <table:table-cell office:value-type="float" office:value="0.178575263559477" calcext:value-type="float">
            <text:p>0.178575263559477</text:p>
          </table:table-cell>
          <table:table-cell office:value-type="float" office:value="0.0911513367240644" calcext:value-type="float">
            <text:p>0.091151336724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1849280529807" calcext:value-type="float">
            <text:p>1.11849280529807</text:p>
          </table:table-cell>
          <table:table-cell office:value-type="float" office:value="0.848009612893188" calcext:value-type="float">
            <text:p>0.848009612893188</text:p>
          </table:table-cell>
          <table:table-cell office:value-type="float" office:value="0.49621131541247" calcext:value-type="float">
            <text:p>0.49621131541247</text:p>
          </table:table-cell>
          <table:table-cell office:value-type="float" office:value="0.202358931112682" calcext:value-type="float">
            <text:p>0.202358931112682</text:p>
          </table:table-cell>
          <table:table-cell office:value-type="float" office:value="0.142799775310279" calcext:value-type="float">
            <text:p>0.142799775310279</text:p>
          </table:table-cell>
          <table:table-cell office:value-type="float" office:value="0.0677455409084546" calcext:value-type="float">
            <text:p>0.067745540908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527886137668" calcext:value-type="float">
            <text:p>0.33527886137668</text:p>
          </table:table-cell>
          <table:table-cell office:value-type="float" office:value="1.43362786918732" calcext:value-type="float">
            <text:p>1.43362786918732</text:p>
          </table:table-cell>
          <table:table-cell office:value-type="float" office:value="0.433706362626681" calcext:value-type="float">
            <text:p>0.433706362626681</text:p>
          </table:table-cell>
          <table:table-cell office:value-type="float" office:value="0.158503551833085" calcext:value-type="float">
            <text:p>0.158503551833085</text:p>
          </table:table-cell>
          <table:table-cell office:value-type="float" office:value="0.108971406383364" calcext:value-type="float">
            <text:p>0.108971406383364</text:p>
          </table:table-cell>
          <table:table-cell office:value-type="float" office:value="0.0625928790197952" calcext:value-type="float">
            <text:p>0.0625928790197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3211685922645" calcext:value-type="float">
            <text:p>0.213211685922645</text:p>
          </table:table-cell>
          <table:table-cell office:value-type="float" office:value="1.52074559705522" calcext:value-type="float">
            <text:p>1.52074559705522</text:p>
          </table:table-cell>
          <table:table-cell office:value-type="float" office:value="0.46217510047415" calcext:value-type="float">
            <text:p>0.46217510047415</text:p>
          </table:table-cell>
          <table:table-cell office:value-type="float" office:value="0.236440789258635" calcext:value-type="float">
            <text:p>0.236440789258635</text:p>
          </table:table-cell>
          <table:table-cell office:value-type="float" office:value="0.172058817049267" calcext:value-type="float">
            <text:p>0.172058817049267</text:p>
          </table:table-cell>
          <table:table-cell office:value-type="float" office:value="0.0655134867598868" calcext:value-type="float">
            <text:p>0.0655134867598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2249912928386" calcext:value-type="float">
            <text:p>0.552249912928386</text:p>
          </table:table-cell>
          <table:table-cell office:value-type="float" office:value="1.30067149352527" calcext:value-type="float">
            <text:p>1.30067149352527</text:p>
          </table:table-cell>
          <table:table-cell office:value-type="float" office:value="0.483193599766348" calcext:value-type="float">
            <text:p>0.483193599766348</text:p>
          </table:table-cell>
          <table:table-cell office:value-type="float" office:value="0.171794722059556" calcext:value-type="float">
            <text:p>0.171794722059556</text:p>
          </table:table-cell>
          <table:table-cell office:value-type="float" office:value="0.129555123703486" calcext:value-type="float">
            <text:p>0.129555123703486</text:p>
          </table:table-cell>
          <table:table-cell office:value-type="float" office:value="0.0571701678664301" calcext:value-type="float">
            <text:p>0.057170167866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647363781946" calcext:value-type="float">
            <text:p>0.556647363781946</text:p>
          </table:table-cell>
          <table:table-cell office:value-type="float" office:value="1.30604656385498" calcext:value-type="float">
            <text:p>1.30604656385498</text:p>
          </table:table-cell>
          <table:table-cell office:value-type="float" office:value="0.422290564437343" calcext:value-type="float">
            <text:p>0.422290564437343</text:p>
          </table:table-cell>
          <table:table-cell office:value-type="float" office:value="0.152112123179329" calcext:value-type="float">
            <text:p>0.152112123179329</text:p>
          </table:table-cell>
          <table:table-cell office:value-type="float" office:value="0.111173627797599" calcext:value-type="float">
            <text:p>0.111173627797599</text:p>
          </table:table-cell>
          <table:table-cell office:value-type="float" office:value="0.0713143626708152" calcext:value-type="float">
            <text:p>0.0713143626708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0756462452692" calcext:value-type="float">
            <text:p>0.490756462452692</text:p>
          </table:table-cell>
          <table:table-cell office:value-type="float" office:value="1.2881227878787" calcext:value-type="float">
            <text:p>1.2881227878787</text:p>
          </table:table-cell>
          <table:table-cell office:value-type="float" office:value="0.623611469192595" calcext:value-type="float">
            <text:p>0.623611469192595</text:p>
          </table:table-cell>
          <table:table-cell office:value-type="float" office:value="0.19913135293508" calcext:value-type="float">
            <text:p>0.19913135293508</text:p>
          </table:table-cell>
          <table:table-cell office:value-type="float" office:value="0.136434788499823" calcext:value-type="float">
            <text:p>0.136434788499823</text:p>
          </table:table-cell>
          <table:table-cell office:value-type="float" office:value="0.0850229939167637" calcext:value-type="float">
            <text:p>0.0850229939167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5153674148198" calcext:value-type="float">
            <text:p>0.575153674148198</text:p>
          </table:table-cell>
          <table:table-cell office:value-type="float" office:value="1.23428222702717" calcext:value-type="float">
            <text:p>1.23428222702717</text:p>
          </table:table-cell>
          <table:table-cell office:value-type="float" office:value="0.49514141620748" calcext:value-type="float">
            <text:p>0.49514141620748</text:p>
          </table:table-cell>
          <table:table-cell office:value-type="float" office:value="0.165138683124995" calcext:value-type="float">
            <text:p>0.165138683124995</text:p>
          </table:table-cell>
          <table:table-cell office:value-type="float" office:value="0.128318203913758" calcext:value-type="float">
            <text:p>0.128318203913758</text:p>
          </table:table-cell>
          <table:table-cell office:value-type="float" office:value="0.0671963749400709" calcext:value-type="float">
            <text:p>0.0671963749400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4703096574731" calcext:value-type="float">
            <text:p>0.444703096574731</text:p>
          </table:table-cell>
          <table:table-cell office:value-type="float" office:value="1.27847740673056" calcext:value-type="float">
            <text:p>1.27847740673056</text:p>
          </table:table-cell>
          <table:table-cell office:value-type="float" office:value="0.570474220061493" calcext:value-type="float">
            <text:p>0.570474220061493</text:p>
          </table:table-cell>
          <table:table-cell office:value-type="float" office:value="0.208203357100538" calcext:value-type="float">
            <text:p>0.208203357100538</text:p>
          </table:table-cell>
          <table:table-cell office:value-type="float" office:value="0.129700404308194" calcext:value-type="float">
            <text:p>0.129700404308194</text:p>
          </table:table-cell>
          <table:table-cell office:value-type="float" office:value="0.0778530291168676" calcext:value-type="float">
            <text:p>0.0778530291168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26378263627" calcext:value-type="float">
            <text:p>0.57626378263627</text:p>
          </table:table-cell>
          <table:table-cell office:value-type="float" office:value="1.18216580072929" calcext:value-type="float">
            <text:p>1.18216580072929</text:p>
          </table:table-cell>
          <table:table-cell office:value-type="float" office:value="0.465150944165" calcext:value-type="float">
            <text:p>0.465150944165</text:p>
          </table:table-cell>
          <table:table-cell office:value-type="float" office:value="0.147328214402966" calcext:value-type="float">
            <text:p>0.147328214402966</text:p>
          </table:table-cell>
          <table:table-cell office:value-type="float" office:value="0.111869033911762" calcext:value-type="float">
            <text:p>0.111869033911762</text:p>
          </table:table-cell>
          <table:table-cell office:value-type="float" office:value="0.0682084646330815" calcext:value-type="float">
            <text:p>0.0682084646330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6116842005534" calcext:value-type="float">
            <text:p>0.626116842005534</text:p>
          </table:table-cell>
          <table:table-cell office:value-type="float" office:value="1.18961846751793" calcext:value-type="float">
            <text:p>1.18961846751793</text:p>
          </table:table-cell>
          <table:table-cell office:value-type="float" office:value="0.46591519272014" calcext:value-type="float">
            <text:p>0.46591519272014</text:p>
          </table:table-cell>
          <table:table-cell office:value-type="float" office:value="0.159851487316043" calcext:value-type="float">
            <text:p>0.159851487316043</text:p>
          </table:table-cell>
          <table:table-cell office:value-type="float" office:value="0.113902515946165" calcext:value-type="float">
            <text:p>0.113902515946165</text:p>
          </table:table-cell>
          <table:table-cell office:value-type="float" office:value="0.0663452571193967" calcext:value-type="float">
            <text:p>0.0663452571193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26208065547" calcext:value-type="float">
            <text:p>0.53726208065547</text:p>
          </table:table-cell>
          <table:table-cell office:value-type="float" office:value="1.29755072586877" calcext:value-type="float">
            <text:p>1.29755072586877</text:p>
          </table:table-cell>
          <table:table-cell office:value-type="float" office:value="0.488074594997122" calcext:value-type="float">
            <text:p>0.488074594997122</text:p>
          </table:table-cell>
          <table:table-cell office:value-type="float" office:value="0.254662579662249" calcext:value-type="float">
            <text:p>0.254662579662249</text:p>
          </table:table-cell>
          <table:table-cell office:value-type="float" office:value="0.191083752008065" calcext:value-type="float">
            <text:p>0.191083752008065</text:p>
          </table:table-cell>
          <table:table-cell office:value-type="float" office:value="0.107364174289802" calcext:value-type="float">
            <text:p>0.1073641742898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0032361353196" calcext:value-type="float">
            <text:p>0.760032361353196</text:p>
          </table:table-cell>
          <table:table-cell office:value-type="float" office:value="1.05688632487782" calcext:value-type="float">
            <text:p>1.05688632487782</text:p>
          </table:table-cell>
          <table:table-cell office:value-type="float" office:value="0.505236134213281" calcext:value-type="float">
            <text:p>0.505236134213281</text:p>
          </table:table-cell>
          <table:table-cell office:value-type="float" office:value="0.210351487116933" calcext:value-type="float">
            <text:p>0.210351487116933</text:p>
          </table:table-cell>
          <table:table-cell office:value-type="float" office:value="0.143264276513626" calcext:value-type="float">
            <text:p>0.143264276513626</text:p>
          </table:table-cell>
          <table:table-cell office:value-type="float" office:value="0.0861229913868741" calcext:value-type="float">
            <text:p>0.0861229913868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2356185562808" calcext:value-type="float">
            <text:p>0.602356185562808</text:p>
          </table:table-cell>
          <table:table-cell office:value-type="float" office:value="1.21929575538803" calcext:value-type="float">
            <text:p>1.21929575538803</text:p>
          </table:table-cell>
          <table:table-cell office:value-type="float" office:value="0.420429357881132" calcext:value-type="float">
            <text:p>0.420429357881132</text:p>
          </table:table-cell>
          <table:table-cell office:value-type="float" office:value="0.193490137894162" calcext:value-type="float">
            <text:p>0.193490137894162</text:p>
          </table:table-cell>
          <table:table-cell office:value-type="float" office:value="0.141546937564826" calcext:value-type="float">
            <text:p>0.141546937564826</text:p>
          </table:table-cell>
          <table:table-cell office:value-type="float" office:value="0.0729882646212163" calcext:value-type="float">
            <text:p>0.0729882646212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3491994612252" calcext:value-type="float">
            <text:p>0.403491994612252</text:p>
          </table:table-cell>
          <table:table-cell office:value-type="float" office:value="1.34655027408601" calcext:value-type="float">
            <text:p>1.34655027408601</text:p>
          </table:table-cell>
          <table:table-cell office:value-type="float" office:value="0.531289700093047" calcext:value-type="float">
            <text:p>0.531289700093047</text:p>
          </table:table-cell>
          <table:table-cell office:value-type="float" office:value="0.208844082644388" calcext:value-type="float">
            <text:p>0.208844082644388</text:p>
          </table:table-cell>
          <table:table-cell office:value-type="float" office:value="0.137419215530458" calcext:value-type="float">
            <text:p>0.137419215530458</text:p>
          </table:table-cell>
          <table:table-cell office:value-type="float" office:value="0.0732853966805599" calcext:value-type="float">
            <text:p>0.073285396680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7668494450647" calcext:value-type="float">
            <text:p>0.327668494450647</text:p>
          </table:table-cell>
          <table:table-cell office:value-type="float" office:value="1.39709100417308" calcext:value-type="float">
            <text:p>1.39709100417308</text:p>
          </table:table-cell>
          <table:table-cell office:value-type="float" office:value="0.51921375553896" calcext:value-type="float">
            <text:p>0.51921375553896</text:p>
          </table:table-cell>
          <table:table-cell office:value-type="float" office:value="0.219967045496844" calcext:value-type="float">
            <text:p>0.219967045496844</text:p>
          </table:table-cell>
          <table:table-cell office:value-type="float" office:value="0.153703749800812" calcext:value-type="float">
            <text:p>0.153703749800812</text:p>
          </table:table-cell>
          <table:table-cell office:value-type="float" office:value="0.097457241050616" calcext:value-type="float">
            <text:p>0.0974572410506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765374033141" calcext:value-type="float">
            <text:p>0.91765374033141</text:p>
          </table:table-cell>
          <table:table-cell office:value-type="float" office:value="1.00190826170301" calcext:value-type="float">
            <text:p>1.00190826170301</text:p>
          </table:table-cell>
          <table:table-cell office:value-type="float" office:value="0.52874922790825" calcext:value-type="float">
            <text:p>0.52874922790825</text:p>
          </table:table-cell>
          <table:table-cell office:value-type="float" office:value="0.171796774566008" calcext:value-type="float">
            <text:p>0.171796774566008</text:p>
          </table:table-cell>
          <table:table-cell office:value-type="float" office:value="0.132207354542711" calcext:value-type="float">
            <text:p>0.132207354542711</text:p>
          </table:table-cell>
          <table:table-cell office:value-type="float" office:value="0.0724869747817254" calcext:value-type="float">
            <text:p>0.072486974781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7681852820891" calcext:value-type="float">
            <text:p>0.877681852820891</text:p>
          </table:table-cell>
          <table:table-cell office:value-type="float" office:value="1.05773979657742" calcext:value-type="float">
            <text:p>1.05773979657742</text:p>
          </table:table-cell>
          <table:table-cell office:value-type="float" office:value="0.474471653344941" calcext:value-type="float">
            <text:p>0.474471653344941</text:p>
          </table:table-cell>
          <table:table-cell office:value-type="float" office:value="0.213028149492555" calcext:value-type="float">
            <text:p>0.213028149492555</text:p>
          </table:table-cell>
          <table:table-cell office:value-type="float" office:value="0.143969301510151" calcext:value-type="float">
            <text:p>0.143969301510151</text:p>
          </table:table-cell>
          <table:table-cell office:value-type="float" office:value="0.0520352919662179" calcext:value-type="float">
            <text:p>0.0520352919662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5233562548142" calcext:value-type="float">
            <text:p>0.425233562548142</text:p>
          </table:table-cell>
          <table:table-cell office:value-type="float" office:value="1.2809234274232" calcext:value-type="float">
            <text:p>1.2809234274232</text:p>
          </table:table-cell>
          <table:table-cell office:value-type="float" office:value="0.472461042795898" calcext:value-type="float">
            <text:p>0.472461042795898</text:p>
          </table:table-cell>
          <table:table-cell office:value-type="float" office:value="0.189421975691073" calcext:value-type="float">
            <text:p>0.189421975691073</text:p>
          </table:table-cell>
          <table:table-cell office:value-type="float" office:value="0.128554246025056" calcext:value-type="float">
            <text:p>0.128554246025056</text:p>
          </table:table-cell>
          <table:table-cell office:value-type="float" office:value="0.0695595157523737" calcext:value-type="float">
            <text:p>0.0695595157523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996831851036" calcext:value-type="float">
            <text:p>0.54996831851036</text:p>
          </table:table-cell>
          <table:table-cell office:value-type="float" office:value="1.19143113832255" calcext:value-type="float">
            <text:p>1.19143113832255</text:p>
          </table:table-cell>
          <table:table-cell office:value-type="float" office:value="0.393509960910859" calcext:value-type="float">
            <text:p>0.393509960910859</text:p>
          </table:table-cell>
          <table:table-cell office:value-type="float" office:value="0.139974915673735" calcext:value-type="float">
            <text:p>0.139974915673735</text:p>
          </table:table-cell>
          <table:table-cell office:value-type="float" office:value="0.104977201021064" calcext:value-type="float">
            <text:p>0.104977201021064</text:p>
          </table:table-cell>
          <table:table-cell office:value-type="float" office:value="0.0562291959610585" calcext:value-type="float">
            <text:p>0.0562291959610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387262541019" calcext:value-type="float">
            <text:p>0.68387262541019</text:p>
          </table:table-cell>
          <table:table-cell office:value-type="float" office:value="1.20008290334685" calcext:value-type="float">
            <text:p>1.20008290334685</text:p>
          </table:table-cell>
          <table:table-cell office:value-type="float" office:value="0.496877662481478" calcext:value-type="float">
            <text:p>0.496877662481478</text:p>
          </table:table-cell>
          <table:table-cell office:value-type="float" office:value="0.15873993227987" calcext:value-type="float">
            <text:p>0.15873993227987</text:p>
          </table:table-cell>
          <table:table-cell office:value-type="float" office:value="0.113371189594955" calcext:value-type="float">
            <text:p>0.113371189594955</text:p>
          </table:table-cell>
          <table:table-cell office:value-type="float" office:value="0.0685969789191158" calcext:value-type="float">
            <text:p>0.0685969789191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7810313443418" calcext:value-type="float">
            <text:p>0.657810313443418</text:p>
          </table:table-cell>
          <table:table-cell office:value-type="float" office:value="1.24279624690972" calcext:value-type="float">
            <text:p>1.24279624690972</text:p>
          </table:table-cell>
          <table:table-cell office:value-type="float" office:value="0.485927580953293" calcext:value-type="float">
            <text:p>0.485927580953293</text:p>
          </table:table-cell>
          <table:table-cell office:value-type="float" office:value="0.211674786442205" calcext:value-type="float">
            <text:p>0.211674786442205</text:p>
          </table:table-cell>
          <table:table-cell office:value-type="float" office:value="0.145170436449146" calcext:value-type="float">
            <text:p>0.145170436449146</text:p>
          </table:table-cell>
          <table:table-cell office:value-type="float" office:value="0.105366021277136" calcext:value-type="float">
            <text:p>0.1053660212771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2605854726523" calcext:value-type="float">
            <text:p>0.372605854726523</text:p>
          </table:table-cell>
          <table:table-cell office:value-type="float" office:value="1.38062669187806" calcext:value-type="float">
            <text:p>1.38062669187806</text:p>
          </table:table-cell>
          <table:table-cell office:value-type="float" office:value="0.448900617676367" calcext:value-type="float">
            <text:p>0.448900617676367</text:p>
          </table:table-cell>
          <table:table-cell office:value-type="float" office:value="0.192914192434391" calcext:value-type="float">
            <text:p>0.192914192434391</text:p>
          </table:table-cell>
          <table:table-cell office:value-type="float" office:value="0.128691692531801" calcext:value-type="float">
            <text:p>0.128691692531801</text:p>
          </table:table-cell>
          <table:table-cell office:value-type="float" office:value="0.0647039358495104" calcext:value-type="float">
            <text:p>0.064703935849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5745773421745" calcext:value-type="float">
            <text:p>0.355745773421745</text:p>
          </table:table-cell>
          <table:table-cell office:value-type="float" office:value="1.4106742574704" calcext:value-type="float">
            <text:p>1.4106742574704</text:p>
          </table:table-cell>
          <table:table-cell office:value-type="float" office:value="0.392955978261721" calcext:value-type="float">
            <text:p>0.392955978261721</text:p>
          </table:table-cell>
          <table:table-cell office:value-type="float" office:value="0.169424168130568" calcext:value-type="float">
            <text:p>0.169424168130568</text:p>
          </table:table-cell>
          <table:table-cell office:value-type="float" office:value="0.131835250352855" calcext:value-type="float">
            <text:p>0.131835250352855</text:p>
          </table:table-cell>
          <table:table-cell office:value-type="float" office:value="0.0542453515610846" calcext:value-type="float">
            <text:p>0.054245351561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848598989149" calcext:value-type="float">
            <text:p>0.128848598989149</text:p>
          </table:table-cell>
          <table:table-cell office:value-type="float" office:value="1.409660131726" calcext:value-type="float">
            <text:p>1.409660131726</text:p>
          </table:table-cell>
          <table:table-cell office:value-type="float" office:value="0.630739618261055" calcext:value-type="float">
            <text:p>0.630739618261055</text:p>
          </table:table-cell>
          <table:table-cell office:value-type="float" office:value="0.199804276444227" calcext:value-type="float">
            <text:p>0.199804276444227</text:p>
          </table:table-cell>
          <table:table-cell office:value-type="float" office:value="0.148834438593748" calcext:value-type="float">
            <text:p>0.148834438593748</text:p>
          </table:table-cell>
          <table:table-cell office:value-type="float" office:value="0.0947150567339658" calcext:value-type="float">
            <text:p>0.0947150567339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2771591046254" calcext:value-type="float">
            <text:p>0.102771591046254</text:p>
          </table:table-cell>
          <table:table-cell office:value-type="float" office:value="1.45607977930856" calcext:value-type="float">
            <text:p>1.45607977930856</text:p>
          </table:table-cell>
          <table:table-cell office:value-type="float" office:value="0.628636075713997" calcext:value-type="float">
            <text:p>0.628636075713997</text:p>
          </table:table-cell>
          <table:table-cell office:value-type="float" office:value="0.249045902346471" calcext:value-type="float">
            <text:p>0.249045902346471</text:p>
          </table:table-cell>
          <table:table-cell office:value-type="float" office:value="0.188803308883184" calcext:value-type="float">
            <text:p>0.188803308883184</text:p>
          </table:table-cell>
          <table:table-cell office:value-type="float" office:value="0.113990681388844" calcext:value-type="float">
            <text:p>0.1139906813888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6842517161468" calcext:value-type="float">
            <text:p>0.506842517161468</text:p>
          </table:table-cell>
          <table:table-cell office:value-type="float" office:value="1.21738475128043" calcext:value-type="float">
            <text:p>1.21738475128043</text:p>
          </table:table-cell>
          <table:table-cell office:value-type="float" office:value="0.450776523628233" calcext:value-type="float">
            <text:p>0.450776523628233</text:p>
          </table:table-cell>
          <table:table-cell office:value-type="float" office:value="0.195346219906791" calcext:value-type="float">
            <text:p>0.195346219906791</text:p>
          </table:table-cell>
          <table:table-cell office:value-type="float" office:value="0.136507015043193" calcext:value-type="float">
            <text:p>0.136507015043193</text:p>
          </table:table-cell>
          <table:table-cell office:value-type="float" office:value="0.0861925751969821" calcext:value-type="float">
            <text:p>0.0861925751969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6989850221833" calcext:value-type="float">
            <text:p>0.536989850221833</text:p>
          </table:table-cell>
          <table:table-cell office:value-type="float" office:value="1.21346987958091" calcext:value-type="float">
            <text:p>1.21346987958091</text:p>
          </table:table-cell>
          <table:table-cell office:value-type="float" office:value="0.427556617060677" calcext:value-type="float">
            <text:p>0.427556617060677</text:p>
          </table:table-cell>
          <table:table-cell office:value-type="float" office:value="0.194824561703832" calcext:value-type="float">
            <text:p>0.194824561703832</text:p>
          </table:table-cell>
          <table:table-cell office:value-type="float" office:value="0.145966683751592" calcext:value-type="float">
            <text:p>0.145966683751592</text:p>
          </table:table-cell>
          <table:table-cell office:value-type="float" office:value="0.0892234230011399" calcext:value-type="float">
            <text:p>0.089223423001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5664893925394" calcext:value-type="float">
            <text:p>0.295664893925394</text:p>
          </table:table-cell>
          <table:table-cell office:value-type="float" office:value="1.41049657942356" calcext:value-type="float">
            <text:p>1.41049657942356</text:p>
          </table:table-cell>
          <table:table-cell office:value-type="float" office:value="0.393950381716249" calcext:value-type="float">
            <text:p>0.393950381716249</text:p>
          </table:table-cell>
          <table:table-cell office:value-type="float" office:value="0.150114519040939" calcext:value-type="float">
            <text:p>0.150114519040939</text:p>
          </table:table-cell>
          <table:table-cell office:value-type="float" office:value="0.103528111913219" calcext:value-type="float">
            <text:p>0.103528111913219</text:p>
          </table:table-cell>
          <table:table-cell office:value-type="float" office:value="0.0581825014267967" calcext:value-type="float">
            <text:p>0.0581825014267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2138378755096" calcext:value-type="float">
            <text:p>0.402138378755096</text:p>
          </table:table-cell>
          <table:table-cell office:value-type="float" office:value="1.30011799610949" calcext:value-type="float">
            <text:p>1.30011799610949</text:p>
          </table:table-cell>
          <table:table-cell office:value-type="float" office:value="0.38258294036971" calcext:value-type="float">
            <text:p>0.38258294036971</text:p>
          </table:table-cell>
          <table:table-cell office:value-type="float" office:value="0.132149481644808" calcext:value-type="float">
            <text:p>0.132149481644808</text:p>
          </table:table-cell>
          <table:table-cell office:value-type="float" office:value="0.102178493536795" calcext:value-type="float">
            <text:p>0.102178493536795</text:p>
          </table:table-cell>
          <table:table-cell office:value-type="float" office:value="0.0602310384404923" calcext:value-type="float">
            <text:p>0.0602310384404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104843689255" calcext:value-type="float">
            <text:p>0.375104843689255</text:p>
          </table:table-cell>
          <table:table-cell office:value-type="float" office:value="1.3329066188117" calcext:value-type="float">
            <text:p>1.3329066188117</text:p>
          </table:table-cell>
          <table:table-cell office:value-type="float" office:value="0.504400527502769" calcext:value-type="float">
            <text:p>0.504400527502769</text:p>
          </table:table-cell>
          <table:table-cell office:value-type="float" office:value="0.17058220144131" calcext:value-type="float">
            <text:p>0.17058220144131</text:p>
          </table:table-cell>
          <table:table-cell office:value-type="float" office:value="0.123754356797373" calcext:value-type="float">
            <text:p>0.123754356797373</text:p>
          </table:table-cell>
          <table:table-cell office:value-type="float" office:value="0.0700300161682579" calcext:value-type="float">
            <text:p>0.070030016168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8710790277575" calcext:value-type="float">
            <text:p>0.278710790277575</text:p>
          </table:table-cell>
          <table:table-cell office:value-type="float" office:value="1.42596760456457" calcext:value-type="float">
            <text:p>1.42596760456457</text:p>
          </table:table-cell>
          <table:table-cell office:value-type="float" office:value="0.485003911188126" calcext:value-type="float">
            <text:p>0.485003911188126</text:p>
          </table:table-cell>
          <table:table-cell office:value-type="float" office:value="0.20928843788679" calcext:value-type="float">
            <text:p>0.20928843788679</text:p>
          </table:table-cell>
          <table:table-cell office:value-type="float" office:value="0.144842440482494" calcext:value-type="float">
            <text:p>0.144842440482494</text:p>
          </table:table-cell>
          <table:table-cell office:value-type="float" office:value="0.0743963447512113" calcext:value-type="float">
            <text:p>0.0743963447512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7610078366086" calcext:value-type="float">
            <text:p>0.377610078366086</text:p>
          </table:table-cell>
          <table:table-cell office:value-type="float" office:value="1.34244471482889" calcext:value-type="float">
            <text:p>1.34244471482889</text:p>
          </table:table-cell>
          <table:table-cell office:value-type="float" office:value="0.513320609549325" calcext:value-type="float">
            <text:p>0.513320609549325</text:p>
          </table:table-cell>
          <table:table-cell office:value-type="float" office:value="0.213918045971625" calcext:value-type="float">
            <text:p>0.213918045971625</text:p>
          </table:table-cell>
          <table:table-cell office:value-type="float" office:value="0.140556517019659" calcext:value-type="float">
            <text:p>0.140556517019659</text:p>
          </table:table-cell>
          <table:table-cell office:value-type="float" office:value="0.0644794242585581" calcext:value-type="float">
            <text:p>0.0644794242585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1908586140356" calcext:value-type="float">
            <text:p>0.301908586140356</text:p>
          </table:table-cell>
          <table:table-cell office:value-type="float" office:value="1.405706296002" calcext:value-type="float">
            <text:p>1.405706296002</text:p>
          </table:table-cell>
          <table:table-cell office:value-type="float" office:value="0.531012514953224" calcext:value-type="float">
            <text:p>0.531012514953224</text:p>
          </table:table-cell>
          <table:table-cell office:value-type="float" office:value="0.252620788497533" calcext:value-type="float">
            <text:p>0.252620788497533</text:p>
          </table:table-cell>
          <table:table-cell office:value-type="float" office:value="0.170777440994401" calcext:value-type="float">
            <text:p>0.170777440994401</text:p>
          </table:table-cell>
          <table:table-cell office:value-type="float" office:value="0.0823886943879602" calcext:value-type="float">
            <text:p>0.082388694387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0612520238859" calcext:value-type="float">
            <text:p>0.430612520238859</text:p>
          </table:table-cell>
          <table:table-cell office:value-type="float" office:value="1.30482751022446" calcext:value-type="float">
            <text:p>1.30482751022446</text:p>
          </table:table-cell>
          <table:table-cell office:value-type="float" office:value="0.544059853813158" calcext:value-type="float">
            <text:p>0.544059853813158</text:p>
          </table:table-cell>
          <table:table-cell office:value-type="float" office:value="0.177840675539161" calcext:value-type="float">
            <text:p>0.177840675539161</text:p>
          </table:table-cell>
          <table:table-cell office:value-type="float" office:value="0.11598563114312" calcext:value-type="float">
            <text:p>0.11598563114312</text:p>
          </table:table-cell>
          <table:table-cell office:value-type="float" office:value="0.0785451166005355" calcext:value-type="float">
            <text:p>0.078545116600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7187298866731" calcext:value-type="float">
            <text:p>0.447187298866731</text:p>
          </table:table-cell>
          <table:table-cell office:value-type="float" office:value="1.29810936457431" calcext:value-type="float">
            <text:p>1.29810936457431</text:p>
          </table:table-cell>
          <table:table-cell office:value-type="float" office:value="0.489464239806236" calcext:value-type="float">
            <text:p>0.489464239806236</text:p>
          </table:table-cell>
          <table:table-cell office:value-type="float" office:value="0.164574381249855" calcext:value-type="float">
            <text:p>0.164574381249855</text:p>
          </table:table-cell>
          <table:table-cell office:value-type="float" office:value="0.129642960471955" calcext:value-type="float">
            <text:p>0.129642960471955</text:p>
          </table:table-cell>
          <table:table-cell office:value-type="float" office:value="0.0610941169317832" calcext:value-type="float">
            <text:p>0.0610941169317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4332264607348" calcext:value-type="float">
            <text:p>0.414332264607348</text:p>
          </table:table-cell>
          <table:table-cell office:value-type="float" office:value="1.36662452234779" calcext:value-type="float">
            <text:p>1.36662452234779</text:p>
          </table:table-cell>
          <table:table-cell office:value-type="float" office:value="0.346772205412436" calcext:value-type="float">
            <text:p>0.346772205412436</text:p>
          </table:table-cell>
          <table:table-cell office:value-type="float" office:value="0.13466632052256" calcext:value-type="float">
            <text:p>0.13466632052256</text:p>
          </table:table-cell>
          <table:table-cell office:value-type="float" office:value="0.0977146804562848" calcext:value-type="float">
            <text:p>0.097714680456285</text:p>
          </table:table-cell>
          <table:table-cell office:value-type="float" office:value="0.0466644573906971" calcext:value-type="float">
            <text:p>0.046664457390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3477516189702" calcext:value-type="float">
            <text:p>0.433477516189702</text:p>
          </table:table-cell>
          <table:table-cell office:value-type="float" office:value="1.35328461265792" calcext:value-type="float">
            <text:p>1.35328461265792</text:p>
          </table:table-cell>
          <table:table-cell office:value-type="float" office:value="0.309275197768196" calcext:value-type="float">
            <text:p>0.309275197768196</text:p>
          </table:table-cell>
          <table:table-cell office:value-type="float" office:value="0.158392673554475" calcext:value-type="float">
            <text:p>0.158392673554475</text:p>
          </table:table-cell>
          <table:table-cell office:value-type="float" office:value="0.116476861924025" calcext:value-type="float">
            <text:p>0.116476861924025</text:p>
          </table:table-cell>
          <table:table-cell office:value-type="float" office:value="0.0424885865521961" calcext:value-type="float">
            <text:p>0.042488586552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9845895924151" calcext:value-type="float">
            <text:p>0.179845895924151</text:p>
          </table:table-cell>
          <table:table-cell office:value-type="float" office:value="1.47039783016119" calcext:value-type="float">
            <text:p>1.47039783016119</text:p>
          </table:table-cell>
          <table:table-cell office:value-type="float" office:value="0.484371725268532" calcext:value-type="float">
            <text:p>0.484371725268532</text:p>
          </table:table-cell>
          <table:table-cell office:value-type="float" office:value="0.210781829684704" calcext:value-type="float">
            <text:p>0.210781829684704</text:p>
          </table:table-cell>
          <table:table-cell office:value-type="float" office:value="0.153537206155825" calcext:value-type="float">
            <text:p>0.153537206155825</text:p>
          </table:table-cell>
          <table:table-cell office:value-type="float" office:value="0.0746108579954048" calcext:value-type="float">
            <text:p>0.0746108579954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241417665967" calcext:value-type="float">
            <text:p>0.117241417665967</text:p>
          </table:table-cell>
          <table:table-cell office:value-type="float" office:value="1.51934207640552" calcext:value-type="float">
            <text:p>1.51934207640552</text:p>
          </table:table-cell>
          <table:table-cell office:value-type="float" office:value="0.534738585059197" calcext:value-type="float">
            <text:p>0.534738585059197</text:p>
          </table:table-cell>
          <table:table-cell office:value-type="float" office:value="0.325661051126013" calcext:value-type="float">
            <text:p>0.325661051126013</text:p>
          </table:table-cell>
          <table:table-cell office:value-type="float" office:value="0.224604138492701" calcext:value-type="float">
            <text:p>0.224604138492701</text:p>
          </table:table-cell>
          <table:table-cell office:value-type="float" office:value="0.12512204666854" calcext:value-type="float">
            <text:p>0.125122046668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0532920224386" calcext:value-type="float">
            <text:p>0.630532920224386</text:p>
          </table:table-cell>
          <table:table-cell office:value-type="float" office:value="1.19237631078482" calcext:value-type="float">
            <text:p>1.19237631078482</text:p>
          </table:table-cell>
          <table:table-cell office:value-type="float" office:value="0.59849537991673" calcext:value-type="float">
            <text:p>0.59849537991673</text:p>
          </table:table-cell>
          <table:table-cell office:value-type="float" office:value="0.196176627278881" calcext:value-type="float">
            <text:p>0.196176627278881</text:p>
          </table:table-cell>
          <table:table-cell office:value-type="float" office:value="0.152581693279892" calcext:value-type="float">
            <text:p>0.152581693279892</text:p>
          </table:table-cell>
          <table:table-cell office:value-type="float" office:value="0.0887895131433463" calcext:value-type="float">
            <text:p>0.0887895131433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9743072108328" calcext:value-type="float">
            <text:p>0.639743072108328</text:p>
          </table:table-cell>
          <table:table-cell office:value-type="float" office:value="1.20895113292088" calcext:value-type="float">
            <text:p>1.20895113292088</text:p>
          </table:table-cell>
          <table:table-cell office:value-type="float" office:value="0.529618415146496" calcext:value-type="float">
            <text:p>0.529618415146496</text:p>
          </table:table-cell>
          <table:table-cell office:value-type="float" office:value="0.191929080962588" calcext:value-type="float">
            <text:p>0.191929080962588</text:p>
          </table:table-cell>
          <table:table-cell office:value-type="float" office:value="0.136084919326699" calcext:value-type="float">
            <text:p>0.136084919326699</text:p>
          </table:table-cell>
          <table:table-cell office:value-type="float" office:value="0.0700704227661169" calcext:value-type="float">
            <text:p>0.0700704227661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989223969615" calcext:value-type="float">
            <text:p>0.417989223969615</text:p>
          </table:table-cell>
          <table:table-cell office:value-type="float" office:value="1.36456310937677" calcext:value-type="float">
            <text:p>1.36456310937677</text:p>
          </table:table-cell>
          <table:table-cell office:value-type="float" office:value="0.556253026867173" calcext:value-type="float">
            <text:p>0.556253026867173</text:p>
          </table:table-cell>
          <table:table-cell office:value-type="float" office:value="0.212508436223194" calcext:value-type="float">
            <text:p>0.212508436223194</text:p>
          </table:table-cell>
          <table:table-cell office:value-type="float" office:value="0.133432458810014" calcext:value-type="float">
            <text:p>0.133432458810014</text:p>
          </table:table-cell>
          <table:table-cell office:value-type="float" office:value="0.0869195137599848" calcext:value-type="float">
            <text:p>0.086919513759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6699132276804" calcext:value-type="float">
            <text:p>0.606699132276804</text:p>
          </table:table-cell>
          <table:table-cell office:value-type="float" office:value="1.22880317751422" calcext:value-type="float">
            <text:p>1.22880317751422</text:p>
          </table:table-cell>
          <table:table-cell office:value-type="float" office:value="0.426271135161769" calcext:value-type="float">
            <text:p>0.426271135161769</text:p>
          </table:table-cell>
          <table:table-cell office:value-type="float" office:value="0.15837584040481" calcext:value-type="float">
            <text:p>0.15837584040481</text:p>
          </table:table-cell>
          <table:table-cell office:value-type="float" office:value="0.130451750383947" calcext:value-type="float">
            <text:p>0.130451750383947</text:p>
          </table:table-cell>
          <table:table-cell office:value-type="float" office:value="0.0588471436452185" calcext:value-type="float">
            <text:p>0.0588471436452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9283759117815" calcext:value-type="float">
            <text:p>0.249283759117815</text:p>
          </table:table-cell>
          <table:table-cell office:value-type="float" office:value="1.48594049945524" calcext:value-type="float">
            <text:p>1.48594049945524</text:p>
          </table:table-cell>
          <table:table-cell office:value-type="float" office:value="0.490746164445776" calcext:value-type="float">
            <text:p>0.490746164445776</text:p>
          </table:table-cell>
          <table:table-cell office:value-type="float" office:value="0.154582066558297" calcext:value-type="float">
            <text:p>0.154582066558297</text:p>
          </table:table-cell>
          <table:table-cell office:value-type="float" office:value="0.133087602100817" calcext:value-type="float">
            <text:p>0.133087602100817</text:p>
          </table:table-cell>
          <table:table-cell office:value-type="float" office:value="0.0570073526056894" calcext:value-type="float">
            <text:p>0.0570073526056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09321864813073" calcext:value-type="float">
            <text:p>0.209321864813073</text:p>
          </table:table-cell>
          <table:table-cell office:value-type="float" office:value="1.54057819031969" calcext:value-type="float">
            <text:p>1.54057819031969</text:p>
          </table:table-cell>
          <table:table-cell office:value-type="float" office:value="0.425607068702471" calcext:value-type="float">
            <text:p>0.425607068702471</text:p>
          </table:table-cell>
          <table:table-cell office:value-type="float" office:value="0.139740081055324" calcext:value-type="float">
            <text:p>0.139740081055324</text:p>
          </table:table-cell>
          <table:table-cell office:value-type="float" office:value="0.112112229394625" calcext:value-type="float">
            <text:p>0.112112229394625</text:p>
          </table:table-cell>
          <table:table-cell office:value-type="float" office:value="0.0689940571899012" calcext:value-type="float">
            <text:p>0.068994057189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5715715649442" calcext:value-type="float">
            <text:p>0.525715715649442</text:p>
          </table:table-cell>
          <table:table-cell office:value-type="float" office:value="1.21643442948629" calcext:value-type="float">
            <text:p>1.21643442948629</text:p>
          </table:table-cell>
          <table:table-cell office:value-type="float" office:value="0.529729642224534" calcext:value-type="float">
            <text:p>0.529729642224534</text:p>
          </table:table-cell>
          <table:table-cell office:value-type="float" office:value="0.14113131870777" calcext:value-type="float">
            <text:p>0.14113131870777</text:p>
          </table:table-cell>
          <table:table-cell office:value-type="float" office:value="0.0895963571117136" calcext:value-type="float">
            <text:p>0.089596357111714</text:p>
          </table:table-cell>
          <table:table-cell office:value-type="float" office:value="0.0883423553942286" calcext:value-type="float">
            <text:p>0.0883423553942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7698492961657" calcext:value-type="float">
            <text:p>0.547698492961657</text:p>
          </table:table-cell>
          <table:table-cell office:value-type="float" office:value="1.21238283326975" calcext:value-type="float">
            <text:p>1.21238283326975</text:p>
          </table:table-cell>
          <table:table-cell office:value-type="float" office:value="0.57995799073884" calcext:value-type="float">
            <text:p>0.57995799073884</text:p>
          </table:table-cell>
          <table:table-cell office:value-type="float" office:value="0.162835808426562" calcext:value-type="float">
            <text:p>0.162835808426562</text:p>
          </table:table-cell>
          <table:table-cell office:value-type="float" office:value="0.12379887845992" calcext:value-type="float">
            <text:p>0.12379887845992</text:p>
          </table:table-cell>
          <table:table-cell office:value-type="float" office:value="0.0849050894455341" calcext:value-type="float">
            <text:p>0.0849050894455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9298429428857" calcext:value-type="float">
            <text:p>0.179298429428857</text:p>
          </table:table-cell>
          <table:table-cell office:value-type="float" office:value="1.46031735409047" calcext:value-type="float">
            <text:p>1.46031735409047</text:p>
          </table:table-cell>
          <table:table-cell office:value-type="float" office:value="0.687424282008237" calcext:value-type="float">
            <text:p>0.687424282008237</text:p>
          </table:table-cell>
          <table:table-cell office:value-type="float" office:value="0.248832753937705" calcext:value-type="float">
            <text:p>0.248832753937705</text:p>
          </table:table-cell>
          <table:table-cell office:value-type="float" office:value="0.174411108634738" calcext:value-type="float">
            <text:p>0.174411108634738</text:p>
          </table:table-cell>
          <table:table-cell office:value-type="float" office:value="0.094822180997309" calcext:value-type="float">
            <text:p>0.094822180997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695019826569" calcext:value-type="float">
            <text:p>0.28695019826569</text:p>
          </table:table-cell>
          <table:table-cell office:value-type="float" office:value="1.36193091924661" calcext:value-type="float">
            <text:p>1.36193091924661</text:p>
          </table:table-cell>
          <table:table-cell office:value-type="float" office:value="0.663082391729218" calcext:value-type="float">
            <text:p>0.663082391729218</text:p>
          </table:table-cell>
          <table:table-cell office:value-type="float" office:value="0.222410018265726" calcext:value-type="float">
            <text:p>0.222410018265726</text:p>
          </table:table-cell>
          <table:table-cell office:value-type="float" office:value="0.181825406262635" calcext:value-type="float">
            <text:p>0.181825406262635</text:p>
          </table:table-cell>
          <table:table-cell office:value-type="float" office:value="0.12640764937607" calcext:value-type="float">
            <text:p>0.126407649376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5942770901237" calcext:value-type="float">
            <text:p>0.145942770901237</text:p>
          </table:table-cell>
          <table:table-cell office:value-type="float" office:value="1.51018293276342" calcext:value-type="float">
            <text:p>1.51018293276342</text:p>
          </table:table-cell>
          <table:table-cell office:value-type="float" office:value="0.630318417167531" calcext:value-type="float">
            <text:p>0.630318417167531</text:p>
          </table:table-cell>
          <table:table-cell office:value-type="float" office:value="0.209986529350191" calcext:value-type="float">
            <text:p>0.209986529350191</text:p>
          </table:table-cell>
          <table:table-cell office:value-type="float" office:value="0.139886998548913" calcext:value-type="float">
            <text:p>0.139886998548913</text:p>
          </table:table-cell>
          <table:table-cell office:value-type="float" office:value="0.10549093743235" calcext:value-type="float">
            <text:p>0.10549093743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69670064010477" calcext:value-type="float">
            <text:p>0.169670064010477</text:p>
          </table:table-cell>
          <table:table-cell office:value-type="float" office:value="1.50629251358477" calcext:value-type="float">
            <text:p>1.50629251358477</text:p>
          </table:table-cell>
          <table:table-cell office:value-type="float" office:value="0.614829937116059" calcext:value-type="float">
            <text:p>0.614829937116059</text:p>
          </table:table-cell>
          <table:table-cell office:value-type="float" office:value="0.204827822041664" calcext:value-type="float">
            <text:p>0.204827822041664</text:p>
          </table:table-cell>
          <table:table-cell office:value-type="float" office:value="0.153126180294117" calcext:value-type="float">
            <text:p>0.153126180294117</text:p>
          </table:table-cell>
          <table:table-cell office:value-type="float" office:value="0.0973749096457291" calcext:value-type="float">
            <text:p>0.0973749096457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1660896137857" calcext:value-type="float">
            <text:p>0.321660896137857</text:p>
          </table:table-cell>
          <table:table-cell office:value-type="float" office:value="1.45781401842324" calcext:value-type="float">
            <text:p>1.45781401842324</text:p>
          </table:table-cell>
          <table:table-cell office:value-type="float" office:value="0.429259571032566" calcext:value-type="float">
            <text:p>0.429259571032566</text:p>
          </table:table-cell>
          <table:table-cell office:value-type="float" office:value="0.167422896827122" calcext:value-type="float">
            <text:p>0.167422896827122</text:p>
          </table:table-cell>
          <table:table-cell office:value-type="float" office:value="0.147224780493133" calcext:value-type="float">
            <text:p>0.147224780493133</text:p>
          </table:table-cell>
          <table:table-cell office:value-type="float" office:value="0.0655947415021805" calcext:value-type="float">
            <text:p>0.065594741502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6668804784808" calcext:value-type="float">
            <text:p>0.296668804784808</text:p>
          </table:table-cell>
          <table:table-cell office:value-type="float" office:value="1.48449747874088" calcext:value-type="float">
            <text:p>1.48449747874088</text:p>
          </table:table-cell>
          <table:table-cell office:value-type="float" office:value="0.367926270091128" calcext:value-type="float">
            <text:p>0.367926270091128</text:p>
          </table:table-cell>
          <table:table-cell office:value-type="float" office:value="0.189188706893549" calcext:value-type="float">
            <text:p>0.189188706893549</text:p>
          </table:table-cell>
          <table:table-cell office:value-type="float" office:value="0.14697725156194" calcext:value-type="float">
            <text:p>0.14697725156194</text:p>
          </table:table-cell>
          <table:table-cell office:value-type="float" office:value="0.0507418751311352" calcext:value-type="float">
            <text:p>0.050741875131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5863171668851" calcext:value-type="float">
            <text:p>0.315863171668851</text:p>
          </table:table-cell>
          <table:table-cell office:value-type="float" office:value="1.34357861071802" calcext:value-type="float">
            <text:p>1.34357861071802</text:p>
          </table:table-cell>
          <table:table-cell office:value-type="float" office:value="0.449435347297031" calcext:value-type="float">
            <text:p>0.449435347297031</text:p>
          </table:table-cell>
          <table:table-cell office:value-type="float" office:value="0.176515720593761" calcext:value-type="float">
            <text:p>0.176515720593761</text:p>
          </table:table-cell>
          <table:table-cell office:value-type="float" office:value="0.126898701776707" calcext:value-type="float">
            <text:p>0.126898701776707</text:p>
          </table:table-cell>
          <table:table-cell office:value-type="float" office:value="0.0373365560998915" calcext:value-type="float">
            <text:p>0.0373365560998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4618540317516" calcext:value-type="float">
            <text:p>0.304618540317516</text:p>
          </table:table-cell>
          <table:table-cell office:value-type="float" office:value="1.35587952777465" calcext:value-type="float">
            <text:p>1.35587952777465</text:p>
          </table:table-cell>
          <table:table-cell office:value-type="float" office:value="0.480345529946938" calcext:value-type="float">
            <text:p>0.480345529946938</text:p>
          </table:table-cell>
          <table:table-cell office:value-type="float" office:value="0.198315815844354" calcext:value-type="float">
            <text:p>0.198315815844354</text:p>
          </table:table-cell>
          <table:table-cell office:value-type="float" office:value="0.138325776401811" calcext:value-type="float">
            <text:p>0.138325776401811</text:p>
          </table:table-cell>
          <table:table-cell office:value-type="float" office:value="0.0559920827340703" calcext:value-type="float">
            <text:p>0.055992082734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1937802893616" calcext:value-type="float">
            <text:p>0.591937802893616</text:p>
          </table:table-cell>
          <table:table-cell office:value-type="float" office:value="1.24801583432642" calcext:value-type="float">
            <text:p>1.24801583432642</text:p>
          </table:table-cell>
          <table:table-cell office:value-type="float" office:value="0.385327844825191" calcext:value-type="float">
            <text:p>0.385327844825191</text:p>
          </table:table-cell>
          <table:table-cell office:value-type="float" office:value="0.153542959520032" calcext:value-type="float">
            <text:p>0.153542959520032</text:p>
          </table:table-cell>
          <table:table-cell office:value-type="float" office:value="0.118768307998784" calcext:value-type="float">
            <text:p>0.118768307998784</text:p>
          </table:table-cell>
          <table:table-cell office:value-type="float" office:value="0.0653306974533107" calcext:value-type="float">
            <text:p>0.0653306974533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03104754236" calcext:value-type="float">
            <text:p>0.66103104754236</text:p>
          </table:table-cell>
          <table:table-cell office:value-type="float" office:value="1.18677141854848" calcext:value-type="float">
            <text:p>1.18677141854848</text:p>
          </table:table-cell>
          <table:table-cell office:value-type="float" office:value="0.299011184577609" calcext:value-type="float">
            <text:p>0.299011184577609</text:p>
          </table:table-cell>
          <table:table-cell office:value-type="float" office:value="0.142513881767579" calcext:value-type="float">
            <text:p>0.142513881767579</text:p>
          </table:table-cell>
          <table:table-cell office:value-type="float" office:value="0.12041583511246" calcext:value-type="float">
            <text:p>0.12041583511246</text:p>
          </table:table-cell>
          <table:table-cell office:value-type="float" office:value="0.0572146494114158" calcext:value-type="float">
            <text:p>0.05721464941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781448168808" calcext:value-type="float">
            <text:p>0.472781448168808</text:p>
          </table:table-cell>
          <table:table-cell office:value-type="float" office:value="1.33667760588935" calcext:value-type="float">
            <text:p>1.33667760588935</text:p>
          </table:table-cell>
          <table:table-cell office:value-type="float" office:value="0.462178986495048" calcext:value-type="float">
            <text:p>0.462178986495048</text:p>
          </table:table-cell>
          <table:table-cell office:value-type="float" office:value="0.153520195399181" calcext:value-type="float">
            <text:p>0.153520195399181</text:p>
          </table:table-cell>
          <table:table-cell office:value-type="float" office:value="0.114566796630348" calcext:value-type="float">
            <text:p>0.114566796630348</text:p>
          </table:table-cell>
          <table:table-cell office:value-type="float" office:value="0.0510928278438225" calcext:value-type="float">
            <text:p>0.0510928278438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7761366364773" calcext:value-type="float">
            <text:p>0.327761366364773</text:p>
          </table:table-cell>
          <table:table-cell office:value-type="float" office:value="1.45310286860165" calcext:value-type="float">
            <text:p>1.45310286860165</text:p>
          </table:table-cell>
          <table:table-cell office:value-type="float" office:value="0.495745315176492" calcext:value-type="float">
            <text:p>0.495745315176492</text:p>
          </table:table-cell>
          <table:table-cell office:value-type="float" office:value="0.196856893933572" calcext:value-type="float">
            <text:p>0.196856893933572</text:p>
          </table:table-cell>
          <table:table-cell office:value-type="float" office:value="0.150055380872673" calcext:value-type="float">
            <text:p>0.150055380872673</text:p>
          </table:table-cell>
          <table:table-cell office:value-type="float" office:value="0.0673445233488085" calcext:value-type="float">
            <text:p>0.0673445233488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2885181378379" calcext:value-type="float">
            <text:p>0.792885181378379</text:p>
          </table:table-cell>
          <table:table-cell office:value-type="float" office:value="0.976857475031217" calcext:value-type="float">
            <text:p>0.976857475031217</text:p>
          </table:table-cell>
          <table:table-cell office:value-type="float" office:value="0.554946492877315" calcext:value-type="float">
            <text:p>0.554946492877315</text:p>
          </table:table-cell>
          <table:table-cell office:value-type="float" office:value="0.223028714583098" calcext:value-type="float">
            <text:p>0.223028714583098</text:p>
          </table:table-cell>
          <table:table-cell office:value-type="float" office:value="0.158559349912865" calcext:value-type="float">
            <text:p>0.158559349912865</text:p>
          </table:table-cell>
          <table:table-cell office:value-type="float" office:value="0.0743743710197337" calcext:value-type="float">
            <text:p>0.074374371019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2758914417217" calcext:value-type="float">
            <text:p>0.952758914417217</text:p>
          </table:table-cell>
          <table:table-cell office:value-type="float" office:value="0.86779801625739" calcext:value-type="float">
            <text:p>0.86779801625739</text:p>
          </table:table-cell>
          <table:table-cell office:value-type="float" office:value="0.431027676932386" calcext:value-type="float">
            <text:p>0.431027676932386</text:p>
          </table:table-cell>
          <table:table-cell office:value-type="float" office:value="0.173473354190992" calcext:value-type="float">
            <text:p>0.173473354190992</text:p>
          </table:table-cell>
          <table:table-cell office:value-type="float" office:value="0.133194007164932" calcext:value-type="float">
            <text:p>0.133194007164932</text:p>
          </table:table-cell>
          <table:table-cell office:value-type="float" office:value="0.0578643057320714" calcext:value-type="float">
            <text:p>0.057864305732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0272541764441" calcext:value-type="float">
            <text:p>0.540272541764441</text:p>
          </table:table-cell>
          <table:table-cell office:value-type="float" office:value="1.29407482756521" calcext:value-type="float">
            <text:p>1.29407482756521</text:p>
          </table:table-cell>
          <table:table-cell office:value-type="float" office:value="0.56541113866891" calcext:value-type="float">
            <text:p>0.56541113866891</text:p>
          </table:table-cell>
          <table:table-cell office:value-type="float" office:value="0.227523927518802" calcext:value-type="float">
            <text:p>0.227523927518802</text:p>
          </table:table-cell>
          <table:table-cell office:value-type="float" office:value="0.15142257137994" calcext:value-type="float">
            <text:p>0.15142257137994</text:p>
          </table:table-cell>
          <table:table-cell office:value-type="float" office:value="0.0819202346279256" calcext:value-type="float">
            <text:p>0.0819202346279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2541206516325" calcext:value-type="float">
            <text:p>0.432541206516325</text:p>
          </table:table-cell>
          <table:table-cell office:value-type="float" office:value="1.39056904539781" calcext:value-type="float">
            <text:p>1.39056904539781</text:p>
          </table:table-cell>
          <table:table-cell office:value-type="float" office:value="0.542436651373629" calcext:value-type="float">
            <text:p>0.542436651373629</text:p>
          </table:table-cell>
          <table:table-cell office:value-type="float" office:value="0.297124951422244" calcext:value-type="float">
            <text:p>0.297124951422244</text:p>
          </table:table-cell>
          <table:table-cell office:value-type="float" office:value="0.205910697111776" calcext:value-type="float">
            <text:p>0.205910697111776</text:p>
          </table:table-cell>
          <table:table-cell office:value-type="float" office:value="0.0902682315426718" calcext:value-type="float">
            <text:p>0.0902682315426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110185328444" calcext:value-type="float">
            <text:p>0.54110185328444</text:p>
          </table:table-cell>
          <table:table-cell office:value-type="float" office:value="1.228979476573" calcext:value-type="float">
            <text:p>1.228979476573</text:p>
          </table:table-cell>
          <table:table-cell office:value-type="float" office:value="0.453919624273702" calcext:value-type="float">
            <text:p>0.453919624273702</text:p>
          </table:table-cell>
          <table:table-cell office:value-type="float" office:value="0.190562309502519" calcext:value-type="float">
            <text:p>0.190562309502519</text:p>
          </table:table-cell>
          <table:table-cell office:value-type="float" office:value="0.16058947947798" calcext:value-type="float">
            <text:p>0.16058947947798</text:p>
          </table:table-cell>
          <table:table-cell office:value-type="float" office:value="0.0654878446116988" calcext:value-type="float">
            <text:p>0.0654878446116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507241700849" calcext:value-type="float">
            <text:p>0.524507241700849</text:p>
          </table:table-cell>
          <table:table-cell office:value-type="float" office:value="1.2303494708404" calcext:value-type="float">
            <text:p>1.2303494708404</text:p>
          </table:table-cell>
          <table:table-cell office:value-type="float" office:value="0.501488701503118" calcext:value-type="float">
            <text:p>0.501488701503118</text:p>
          </table:table-cell>
          <table:table-cell office:value-type="float" office:value="0.233931680355844" calcext:value-type="float">
            <text:p>0.233931680355844</text:p>
          </table:table-cell>
          <table:table-cell office:value-type="float" office:value="0.166282889591832" calcext:value-type="float">
            <text:p>0.166282889591832</text:p>
          </table:table-cell>
          <table:table-cell office:value-type="float" office:value="0.125712213926785" calcext:value-type="float">
            <text:p>0.1257122139267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8998931795813" calcext:value-type="float">
            <text:p>0.458998931795813</text:p>
          </table:table-cell>
          <table:table-cell office:value-type="float" office:value="1.26004517702798" calcext:value-type="float">
            <text:p>1.26004517702798</text:p>
          </table:table-cell>
          <table:table-cell office:value-type="float" office:value="0.490436889141638" calcext:value-type="float">
            <text:p>0.490436889141638</text:p>
          </table:table-cell>
          <table:table-cell office:value-type="float" office:value="0.168343775025756" calcext:value-type="float">
            <text:p>0.168343775025756</text:p>
          </table:table-cell>
          <table:table-cell office:value-type="float" office:value="0.13302476697869" calcext:value-type="float">
            <text:p>0.13302476697869</text:p>
          </table:table-cell>
          <table:table-cell office:value-type="float" office:value="0.0646106762608545" calcext:value-type="float">
            <text:p>0.0646106762608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9470382178961" calcext:value-type="float">
            <text:p>0.389470382178961</text:p>
          </table:table-cell>
          <table:table-cell office:value-type="float" office:value="1.31134778434859" calcext:value-type="float">
            <text:p>1.31134778434859</text:p>
          </table:table-cell>
          <table:table-cell office:value-type="float" office:value="0.466979604397855" calcext:value-type="float">
            <text:p>0.466979604397855</text:p>
          </table:table-cell>
          <table:table-cell office:value-type="float" office:value="0.179420838343964" calcext:value-type="float">
            <text:p>0.179420838343964</text:p>
          </table:table-cell>
          <table:table-cell office:value-type="float" office:value="0.134366949832584" calcext:value-type="float">
            <text:p>0.134366949832584</text:p>
          </table:table-cell>
          <table:table-cell office:value-type="float" office:value="0.0661280587948809" calcext:value-type="float">
            <text:p>0.0661280587948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5216106491929" calcext:value-type="float">
            <text:p>0.415216106491929</text:p>
          </table:table-cell>
          <table:table-cell office:value-type="float" office:value="1.32675999658575" calcext:value-type="float">
            <text:p>1.32675999658575</text:p>
          </table:table-cell>
          <table:table-cell office:value-type="float" office:value="0.689816787133851" calcext:value-type="float">
            <text:p>0.689816787133851</text:p>
          </table:table-cell>
          <table:table-cell office:value-type="float" office:value="0.21074255167339" calcext:value-type="float">
            <text:p>0.21074255167339</text:p>
          </table:table-cell>
          <table:table-cell office:value-type="float" office:value="0.136104506094438" calcext:value-type="float">
            <text:p>0.136104506094438</text:p>
          </table:table-cell>
          <table:table-cell office:value-type="float" office:value="0.102468731272648" calcext:value-type="float">
            <text:p>0.1024687312726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8217597324274" calcext:value-type="float">
            <text:p>0.318217597324274</text:p>
          </table:table-cell>
          <table:table-cell office:value-type="float" office:value="1.44073232007495" calcext:value-type="float">
            <text:p>1.44073232007495</text:p>
          </table:table-cell>
          <table:table-cell office:value-type="float" office:value="0.647331991049005" calcext:value-type="float">
            <text:p>0.647331991049005</text:p>
          </table:table-cell>
          <table:table-cell office:value-type="float" office:value="0.197932230104658" calcext:value-type="float">
            <text:p>0.197932230104658</text:p>
          </table:table-cell>
          <table:table-cell office:value-type="float" office:value="0.150952430088383" calcext:value-type="float">
            <text:p>0.150952430088383</text:p>
          </table:table-cell>
          <table:table-cell office:value-type="float" office:value="0.102374854852779" calcext:value-type="float">
            <text:p>0.1023748548527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AVERAGE([.A1:.A100])" office:value-type="float" office:value="0.485052054025952" calcext:value-type="float">
            <text:p>0.485052054025952</text:p>
          </table:table-cell>
          <table:table-cell table:formula="of:=AVERAGE([.B1:.B100])" office:value-type="float" office:value="1.29262295700426" calcext:value-type="float">
            <text:p>1.29262295700426</text:p>
          </table:table-cell>
          <table:table-cell table:formula="of:=AVERAGE([.C1:.C100])" office:value-type="float" office:value="0.519236625936547" calcext:value-type="float">
            <text:p>0.519236625936547</text:p>
          </table:table-cell>
          <table:table-cell table:formula="of:=AVERAGE([.D1:.D100])" office:value-type="float" office:value="0.187934407923899" calcext:value-type="float">
            <text:p>0.187934407923899</text:p>
          </table:table-cell>
          <table:table-cell table:formula="of:=AVERAGE([.E1:.E100])" office:value-type="float" office:value="0.136626409544026" calcext:value-type="float">
            <text:p>0.136626409544026</text:p>
          </table:table-cell>
          <table:table-cell table:formula="of:=AVERAGE([.F1:.F100])" office:value-type="float" office:value="0.0739514258209417" calcext:value-type="float">
            <text:p>0.073951425820942</text:p>
          </table:table-cell>
          <table:table-cell table:formula="of:=AVERAGE([.G1:.G100])" office:value-type="float" office:value="0.94" calcext:value-type="float">
            <text:p>0.94</text:p>
          </table:table-cell>
          <table:table-cell table:formula="of:=AVERAGE([.H1:.H100])" office:value-type="float" office:value="0.93" calcext:value-type="float">
            <text:p>0.93</text:p>
          </table:table-cell>
          <table:table-cell table:formula="of:=AVERAGE([.I1:.I100])" office:value-type="float" office:value="0.92" calcext:value-type="float">
            <text:p>0.92</text:p>
          </table:table-cell>
          <table:table-cell table:formula="of:=AVERAGE([.J1:.J100])" office:value-type="float" office:value="0.505275290084148" calcext:value-type="float">
            <text:p>0.505275290084148</text:p>
          </table:table-cell>
          <table:table-cell table:formula="of:=AVERAGE([.K1:.K100])" office:value-type="float" office:value="1.28717271677463" calcext:value-type="float">
            <text:p>1.28717271677463</text:p>
          </table:table-cell>
          <table:table-cell table:formula="of:=AVERAGE([.L1:.L100])" office:value-type="float" office:value="0.475048100015796" calcext:value-type="float">
            <text:p>0.475048100015796</text:p>
          </table:table-cell>
          <table:table-cell table:formula="of:=AVERAGE([.M1:.M100])" office:value-type="float" office:value="0.18802243014705" calcext:value-type="float">
            <text:p>0.18802243014705</text:p>
          </table:table-cell>
          <table:table-cell table:formula="of:=AVERAGE([.N1:.N100])" office:value-type="float" office:value="0.141014202705971" calcext:value-type="float">
            <text:p>0.141014202705971</text:p>
          </table:table-cell>
          <table:table-cell table:formula="of:=AVERAGE([.O1:.O100])" office:value-type="float" office:value="0.0757898831419384" calcext:value-type="float">
            <text:p>0.075789883141939</text:p>
          </table:table-cell>
          <table:table-cell table:formula="of:=AVERAGE([.P1:.P100])" office:value-type="float" office:value="0.88" calcext:value-type="float">
            <text:p>0.88</text:p>
          </table:table-cell>
          <table:table-cell table:formula="of:=AVERAGE([.Q1:.Q100])" office:value-type="float" office:value="0.91" calcext:value-type="float">
            <text:p>0.91</text:p>
          </table:table-cell>
          <table:table-cell table:formula="of:=AVERAGE([.R1:.R100])" office:value-type="float" office:value="0.83" calcext:value-type="float">
            <text:p>0.83</text:p>
          </table:table-cell>
        </table:table-row>
        <table:table-row table:style-name="ro1">
          <table:table-cell table:formula="of:=ROUND([.A101]-0.5; 5)" office:value-type="float" office:value="-0.01495" calcext:value-type="float">
            <text:p>-0.01495</text:p>
          </table:table-cell>
          <table:table-cell table:formula="of:=ROUND([.B101]-1.3; 5)" office:value-type="float" office:value="-0.00738" calcext:value-type="float">
            <text:p>-0.00738</text:p>
          </table:table-cell>
          <table:table-cell table:formula="of:=ROUND([.C101]-0.5; 5)" office:value-type="float" office:value="0.01924" calcext:value-type="float">
            <text:p>0.01924</text:p>
          </table:table-cell>
          <table:table-cell table:formula="of:=ROUND([.D101]*1.96; 5)" office:value-type="float" office:value="0.36835" calcext:value-type="float">
            <text:p>0.36835</text:p>
          </table:table-cell>
          <table:table-cell table:formula="of:=ROUND([.E101]*1.96; 5)" office:value-type="float" office:value="0.26779" calcext:value-type="float">
            <text:p>0.26779</text:p>
          </table:table-cell>
          <table:table-cell table:formula="of:=ROUND([.F101]*1.96; 5)" office:value-type="float" office:value="0.14494" calcext:value-type="float">
            <text:p>0.14494</text:p>
          </table:table-cell>
          <table:table-cell table:number-columns-repeated="3"/>
          <table:table-cell table:formula="of:=ROUND([.J101]-0.5; 5)" office:value-type="float" office:value="0.00528" calcext:value-type="float">
            <text:p>0.00528</text:p>
          </table:table-cell>
          <table:table-cell table:formula="of:=ROUND([.K101]-1.3; 5)" office:value-type="float" office:value="-0.01283" calcext:value-type="float">
            <text:p>-0.01283</text:p>
          </table:table-cell>
          <table:table-cell table:formula="of:=ROUND([.L101]-0.5; 5)" office:value-type="float" office:value="-0.02495" calcext:value-type="float">
            <text:p>-0.02495</text:p>
          </table:table-cell>
          <table:table-cell table:formula="of:=ROUND([.M101]*1.96; 5)" office:value-type="float" office:value="0.36852" calcext:value-type="float">
            <text:p>0.36852</text:p>
          </table:table-cell>
          <table:table-cell table:formula="of:=ROUND([.N101]*1.96; 5)" office:value-type="float" office:value="0.27639" calcext:value-type="float">
            <text:p>0.27639</text:p>
          </table:table-cell>
          <table:table-cell table:formula="of:=ROUND([.O101]*1.96; 5)" office:value-type="float" office:value="0.14855" calcext:value-type="float">
            <text:p>0.14855</text:p>
          </table:table-cell>
          <table:table-cell table:number-columns-repeated="3"/>
        </table:table-row>
        <table:table-row table:style-name="ro1">
          <table:table-cell table:formula="of:=ROUND(SQRT(VAR([.A1:.A100])); 5)" office:value-type="float" office:value="0.19792" calcext:value-type="float">
            <text:p>0.19792</text:p>
          </table:table-cell>
          <table:table-cell table:formula="of:=ROUND(SQRT(VAR([.B1:.B100])); 5)" office:value-type="float" office:value="0.13399" calcext:value-type="float">
            <text:p>0.13399</text:p>
          </table:table-cell>
          <table:table-cell table:formula="of:=ROUND(SQRT(VAR([.C1:.C100])); 5)" office:value-type="float" office:value="0.08558" calcext:value-type="float">
            <text:p>0.08558</text:p>
          </table:table-cell>
          <table:table-cell table:number-columns-repeated="6"/>
          <table:table-cell table:formula="of:=ROUND(SQRT(VAR([.J1:.J100])); 5)" office:value-type="float" office:value="0.21172" calcext:value-type="float">
            <text:p>0.21172</text:p>
          </table:table-cell>
          <table:table-cell table:formula="of:=ROUND(SQRT(VAR([.K1:.K100])); 5)" office:value-type="float" office:value="0.14774" calcext:value-type="float">
            <text:p>0.14774</text:p>
          </table:table-cell>
          <table:table-cell table:formula="of:=ROUND(SQRT(VAR([.L1:.L100])); 5)" office:value-type="float" office:value="0.09825" calcext:value-type="float">
            <text:p>0.09825</text:p>
          </table:table-cell>
          <table:table-cell table:number-columns-repeated="6"/>
        </table:table-row>
        <table:table-row table:style-name="ro1">
          <table:table-cell table:formula="of:=ROUND(SQRT([.A102]^2 + [.A103]^2); 5)" office:value-type="float" office:value="0.19848" calcext:value-type="float">
            <text:p>0.19848</text:p>
          </table:table-cell>
          <table:table-cell table:formula="of:=ROUND(SQRT([.B102]^2 + [.B103]^2); 5)" office:value-type="float" office:value="0.13419" calcext:value-type="float">
            <text:p>0.13419</text:p>
          </table:table-cell>
          <table:table-cell table:formula="of:=ROUND(SQRT([.C102]^2 + [.C103]^2); 5)" office:value-type="float" office:value="0.08772" calcext:value-type="float">
            <text:p>0.08772</text:p>
          </table:table-cell>
          <table:table-cell table:number-columns-repeated="6"/>
          <table:table-cell table:formula="of:=ROUND(SQRT([.J102]^2 + [.J103]^2); 5)" office:value-type="float" office:value="0.21179" calcext:value-type="float">
            <text:p>0.21179</text:p>
          </table:table-cell>
          <table:table-cell table:formula="of:=ROUND(SQRT([.K102]^2 + [.K103]^2); 5)" office:value-type="float" office:value="0.1483" calcext:value-type="float">
            <text:p>0.1483</text:p>
          </table:table-cell>
          <table:table-cell table:formula="of:=ROUND(SQRT([.L102]^2 + [.L103]^2); 5)" office:value-type="float" office:value="0.10137" calcext:value-type="float">
            <text:p>0.10137</text:p>
          </table:table-cell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0.485052054025952" calcext:value-type="float">
            <text:p>0.485052054025952</text:p>
          </table:table-cell>
          <table:table-cell office:value-type="float" office:value="1.29262295700426" calcext:value-type="float">
            <text:p>1.29262295700426</text:p>
          </table:table-cell>
          <table:table-cell office:value-type="float" office:value="0.519236625936547" calcext:value-type="float">
            <text:p>0.519236625936547</text:p>
          </table:table-cell>
          <table:table-cell office:value-type="float" office:value="0.187934407923899" calcext:value-type="float">
            <text:p>0.187934407923899</text:p>
          </table:table-cell>
          <table:table-cell office:value-type="float" office:value="0.136626409544026" calcext:value-type="float">
            <text:p>0.136626409544026</text:p>
          </table:table-cell>
          <table:table-cell office:value-type="float" office:value="0.0739514258209417" calcext:value-type="float">
            <text:p>0.073951425820942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505275290084148" calcext:value-type="float">
            <text:p>0.505275290084148</text:p>
          </table:table-cell>
          <table:table-cell office:value-type="float" office:value="1.28717271677463" calcext:value-type="float">
            <text:p>1.28717271677463</text:p>
          </table:table-cell>
          <table:table-cell office:value-type="float" office:value="0.475048100015796" calcext:value-type="float">
            <text:p>0.475048100015796</text:p>
          </table:table-cell>
          <table:table-cell office:value-type="float" office:value="0.18802243014705" calcext:value-type="float">
            <text:p>0.18802243014705</text:p>
          </table:table-cell>
          <table:table-cell office:value-type="float" office:value="0.141014202705971" calcext:value-type="float">
            <text:p>0.141014202705971</text:p>
          </table:table-cell>
          <table:table-cell office:value-type="float" office:value="0.0757898831419384" calcext:value-type="float">
            <text:p>0.075789883141939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-0.01495" calcext:value-type="float">
            <text:p>-0.01495</text:p>
          </table:table-cell>
          <table:table-cell office:value-type="float" office:value="-0.00738" calcext:value-type="float">
            <text:p>-0.00738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36835" calcext:value-type="float">
            <text:p>0.36835</text:p>
          </table:table-cell>
          <table:table-cell office:value-type="float" office:value="0.26779" calcext:value-type="float">
            <text:p>0.26779</text:p>
          </table:table-cell>
          <table:table-cell office:value-type="float" office:value="0.14494" calcext:value-type="float">
            <text:p>0.14494</text:p>
          </table:table-cell>
          <table:table-cell table:number-columns-repeated="3"/>
          <table:table-cell office:value-type="float" office:value="0.00528" calcext:value-type="float">
            <text:p>0.00528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-0.02495" calcext:value-type="float">
            <text:p>-0.02495</text:p>
          </table:table-cell>
          <table:table-cell office:value-type="float" office:value="0.36852" calcext:value-type="float">
            <text:p>0.36852</text:p>
          </table:table-cell>
          <table:table-cell office:value-type="float" office:value="0.27639" calcext:value-type="float">
            <text:p>0.27639</text:p>
          </table:table-cell>
          <table:table-cell office:value-type="float" office:value="0.14855" calcext:value-type="float">
            <text:p>0.14855</text:p>
          </table:table-cell>
          <table:table-cell table:number-columns-repeated="3"/>
        </table:table-row>
        <table:table-row table:style-name="ro1">
          <table:table-cell office:value-type="float" office:value="0.19792" calcext:value-type="float">
            <text:p>0.19792</text:p>
          </table:table-cell>
          <table:table-cell office:value-type="float" office:value="0.13399" calcext:value-type="float">
            <text:p>0.13399</text:p>
          </table:table-cell>
          <table:table-cell office:value-type="float" office:value="0.08558" calcext:value-type="float">
            <text:p>0.08558</text:p>
          </table:table-cell>
          <table:table-cell table:number-columns-repeated="6"/>
          <table:table-cell office:value-type="float" office:value="0.21172" calcext:value-type="float">
            <text:p>0.21172</text:p>
          </table:table-cell>
          <table:table-cell office:value-type="float" office:value="0.14774" calcext:value-type="float">
            <text:p>0.14774</text:p>
          </table:table-cell>
          <table:table-cell office:value-type="float" office:value="0.09825" calcext:value-type="float">
            <text:p>0.09825</text:p>
          </table:table-cell>
          <table:table-cell table:number-columns-repeated="6"/>
        </table:table-row>
        <table:table-row table:style-name="ro1">
          <table:table-cell office:value-type="float" office:value="0.19848" calcext:value-type="float">
            <text:p>0.19848</text:p>
          </table:table-cell>
          <table:table-cell office:value-type="float" office:value="0.13419" calcext:value-type="float">
            <text:p>0.13419</text:p>
          </table:table-cell>
          <table:table-cell office:value-type="float" office:value="0.08772" calcext:value-type="float">
            <text:p>0.08772</text:p>
          </table:table-cell>
          <table:table-cell table:number-columns-repeated="6"/>
          <table:table-cell office:value-type="float" office:value="0.21179" calcext:value-type="float">
            <text:p>0.21179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10137" calcext:value-type="float">
            <text:p>0.10137</text:p>
          </table:table-cell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0.485052054025952" calcext:value-type="float">
            <text:p>0.485052054025952</text:p>
          </table:table-cell>
          <table:table-cell office:value-type="float" office:value="-0.01495" calcext:value-type="float">
            <text:p>-0.01495</text:p>
          </table:table-cell>
          <table:table-cell office:value-type="float" office:value="0.19792" calcext:value-type="float">
            <text:p>0.19792</text:p>
          </table:table-cell>
          <table:table-cell office:value-type="float" office:value="0.19848" calcext:value-type="float">
            <text:p>0.19848</text:p>
          </table:table-cell>
          <table:table-cell office:value-type="float" office:value="0.36835" calcext:value-type="float">
            <text:p>0.36835</text:p>
          </table:table-cell>
          <table:table-cell office:value-type="float" office:value="0.94" calcext:value-type="float">
            <text:p>0.94</text:p>
          </table:table-cell>
          <table:table-cell table:number-columns-repeated="12"/>
        </table:table-row>
        <table:table-row table:style-name="ro1">
          <table:table-cell office:value-type="float" office:value="1.29262295700426" calcext:value-type="float">
            <text:p>1.29262295700426</text:p>
          </table:table-cell>
          <table:table-cell office:value-type="float" office:value="-0.00738" calcext:value-type="float">
            <text:p>-0.00738</text:p>
          </table:table-cell>
          <table:table-cell office:value-type="float" office:value="0.13399" calcext:value-type="float">
            <text:p>0.13399</text:p>
          </table:table-cell>
          <table:table-cell office:value-type="float" office:value="0.13419" calcext:value-type="float">
            <text:p>0.13419</text:p>
          </table:table-cell>
          <table:table-cell office:value-type="float" office:value="0.26779" calcext:value-type="float">
            <text:p>0.26779</text:p>
          </table:table-cell>
          <table:table-cell office:value-type="float" office:value="0.93" calcext:value-type="float">
            <text:p>0.93</text:p>
          </table:table-cell>
          <table:table-cell table:number-columns-repeated="12"/>
        </table:table-row>
        <table:table-row table:style-name="ro1">
          <table:table-cell office:value-type="float" office:value="0.519236625936547" calcext:value-type="float">
            <text:p>0.519236625936547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8558" calcext:value-type="float">
            <text:p>0.08558</text:p>
          </table:table-cell>
          <table:table-cell office:value-type="float" office:value="0.08772" calcext:value-type="float">
            <text:p>0.08772</text:p>
          </table:table-cell>
          <table:table-cell office:value-type="float" office:value="0.14494" calcext:value-type="float">
            <text:p>0.14494</text:p>
          </table:table-cell>
          <table:table-cell office:value-type="float" office:value="0.92" calcext:value-type="float">
            <text:p>0.92</text:p>
          </table:table-cell>
          <table:table-cell table:number-columns-repeated="12"/>
        </table:table-row>
        <table:table-row table:style-name="ro1">
          <table:table-cell office:value-type="float" office:value="0.187934407923899" calcext:value-type="float">
            <text:p>0.187934407923899</text:p>
          </table:table-cell>
          <table:table-cell table:number-columns-repeated="17"/>
        </table:table-row>
        <table:table-row table:style-name="ro1">
          <table:table-cell office:value-type="float" office:value="0.136626409544026" calcext:value-type="float">
            <text:p>0.136626409544026</text:p>
          </table:table-cell>
          <table:table-cell table:number-columns-repeated="17"/>
        </table:table-row>
        <table:table-row table:style-name="ro1">
          <table:table-cell office:value-type="float" office:value="0.0739514258209417" calcext:value-type="float">
            <text:p>0.073951425820942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0.505275290084148" calcext:value-type="float">
            <text:p>0.505275290084148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.21172" calcext:value-type="float">
            <text:p>0.21172</text:p>
          </table:table-cell>
          <table:table-cell office:value-type="float" office:value="0.21179" calcext:value-type="float">
            <text:p>0.21179</text:p>
          </table:table-cell>
          <table:table-cell office:value-type="float" office:value="0.36852" calcext:value-type="float">
            <text:p>0.36852</text:p>
          </table:table-cell>
          <table:table-cell office:value-type="float" office:value="0.88" calcext:value-type="float">
            <text:p>0.88</text:p>
          </table:table-cell>
          <table:table-cell table:number-columns-repeated="12"/>
        </table:table-row>
        <table:table-row table:style-name="ro1">
          <table:table-cell office:value-type="float" office:value="1.28717271677463" calcext:value-type="float">
            <text:p>1.28717271677463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0.14774" calcext:value-type="float">
            <text:p>0.14774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27639" calcext:value-type="float">
            <text:p>0.27639</text:p>
          </table:table-cell>
          <table:table-cell office:value-type="float" office:value="0.91" calcext:value-type="float">
            <text:p>0.91</text:p>
          </table:table-cell>
          <table:table-cell table:number-columns-repeated="12"/>
        </table:table-row>
        <table:table-row table:style-name="ro1">
          <table:table-cell office:value-type="float" office:value="0.475048100015796" calcext:value-type="float">
            <text:p>0.475048100015796</text:p>
          </table:table-cell>
          <table:table-cell office:value-type="float" office:value="-0.02495" calcext:value-type="float">
            <text:p>-0.02495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0.10137" calcext:value-type="float">
            <text:p>0.10137</text:p>
          </table:table-cell>
          <table:table-cell office:value-type="float" office:value="0.14855" calcext:value-type="float">
            <text:p>0.14855</text:p>
          </table:table-cell>
          <table:table-cell office:value-type="float" office:value="0.83" calcext:value-type="float">
            <text:p>0.83</text:p>
          </table:table-cell>
          <table:table-cell table:number-columns-repeated="12"/>
        </table:table-row>
        <table:table-row table:style-name="ro1">
          <table:table-cell office:value-type="float" office:value="0.18802243014705" calcext:value-type="float">
            <text:p>0.18802243014705</text:p>
          </table:table-cell>
          <table:table-cell table:number-columns-repeated="17"/>
        </table:table-row>
        <table:table-row table:style-name="ro1">
          <table:table-cell office:value-type="float" office:value="0.141014202705971" calcext:value-type="float">
            <text:p>0.141014202705971</text:p>
          </table:table-cell>
          <table:table-cell table:number-columns-repeated="17"/>
        </table:table-row>
        <table:table-row table:style-name="ro1">
          <table:table-cell office:value-type="float" office:value="0.0757898831419384" calcext:value-type="float">
            <text:p>0.07578988314193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09:04:54.299385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0T22:18:29.633060754</dc:date>
    <meta:editing-duration>PT15H21M15S</meta:editing-duration>
    <meta:editing-cycles>3</meta:editing-cycles>
    <meta:generator>LibreOffice/6.4.7.2$Linux_X86_64 LibreOffice_project/40$Build-2</meta:generator>
    <meta:document-statistic meta:table-count="1" meta:cell-count="1926" meta:object-count="0"/>
  </office:meta>
</office:document-meta>
</file>